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3.9965in"/>
    </style:style>
    <style:style style:name="co8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583in"/>
    </style:style>
    <style:style style:name="co6" style:family="table-column">
      <style:table-column-properties fo:break-before="auto" style:column-width="0.3181in"/>
    </style:style>
    <style:style style:name="co7" style:family="table-column">
      <style:table-column-properties fo:break-before="auto" style:column-width="3.4291in"/>
    </style:style>
    <style:style style:name="co12" style:family="table-column">
      <style:table-column-properties fo:break-before="auto" style:column-width="3.6646in"/>
    </style:style>
    <style:style style:name="co13" style:family="table-column">
      <style:table-column-properties fo:break-before="auto" style:column-width="3.3047in"/>
    </style:style>
    <style:style style:name="co14" style:family="table-column">
      <style:table-column-properties fo:break-before="auto" style:column-width="3.7063in"/>
    </style:style>
    <style:style style:name="co15" style:family="table-column">
      <style:table-column-properties fo:break-before="auto" style:column-width="0.172in"/>
    </style:style>
    <style:style style:name="ro8" style:family="table-row">
      <style:table-row-properties style:row-height="0.5638in" fo:break-before="auto" style:use-optimal-row-height="false"/>
    </style:style>
    <style:style style:name="ro9" style:family="table-row">
      <style:table-row-properties style:row-height="1.442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13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098in" fo:break-before="auto" style:use-optimal-row-height="true"/>
    </style:style>
    <style:style style:name="ro7" style:family="table-row">
      <style:table-row-properties style:row-height="0.4063in" fo:break-before="auto" style:use-optimal-row-height="false"/>
    </style:style>
    <style:style style:name="ro10" style:family="table-row">
      <style:table-row-properties style:row-height="0.3016in" fo:break-before="auto" style:use-optimal-row-height="false"/>
    </style:style>
    <style:style style:name="ro11" style:family="table-row">
      <style:table-row-properties style:row-height="1.4165in" fo:break-before="auto" style:use-optimal-row-height="false"/>
    </style:style>
    <style:style style:name="ro12" style:family="table-row">
      <style:table-row-properties style:row-height="0.1701in" fo:break-before="auto" style:use-optimal-row-height="false"/>
    </style:style>
    <style:style style:name="ro14" style:family="table-row">
      <style:table-row-properties style:row-height="1.0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e6e6e6"/>
    </style:style>
    <style:style style:name="ce29" style:family="table-cell" style:parent-style-name="Default">
      <style:table-cell-properties fo:background-color="#b3b3b3"/>
    </style:style>
    <style:style style:name="ce36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fo:background-color="#00ff00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9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2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3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>
      <style:table-cell-properties fo:background-color="#4c4c4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7" style:family="table-cell" style:parent-style-name="Default">
      <style:text-properties fo:font-style="italic" style:font-style-asian="italic" style:font-style-complex="italic"/>
    </style:style>
    <style:style style:name="ce48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49" style:family="table-cell" style:parent-style-name="Default">
      <style:text-properties fo:font-style="normal" style:font-style-asian="normal" style:font-style-complex="normal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cccccc"/>
    </style:style>
    <style:style style:name="ce65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6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68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5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6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7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8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9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80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5" table:default-cell-style-name="ce21"/>
        <table:table-column table:style-name="co6" table:default-cell-style-name="ce35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ce44"/>
        <table:table-column table:style-name="co8" table:number-columns-repeated="1016" table:default-cell-style-name="Default"/>
        <table:table-row table:style-name="ro7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36" office:value-type="string">
            <text:p>Federated Suns</text:p>
          </table:table-cell>
          <table:table-cell table:style-name="ce65" office:value-type="string">
            <text:p>Draconis Combine</text:p>
          </table:table-cell>
          <table:table-cell table:style-name="ce74" office:value-type="string">
            <text:p>Lyran Alliance</text:p>
          </table:table-cell>
          <table:table-cell table:style-name="ce76" office:value-type="string">
            <text:p>Free Worlds League</text:p>
          </table:table-cell>
          <table:table-cell table:style-name="ce78" office:value-type="string">
            <text:p>Capellan Confederation</text:p>
          </table:table-cell>
          <table:table-cell table:style-name="ce1"/>
          <table:table-cell table:style-name="ce82" table:number-columns-repeated="1008"/>
          <table:table-cell table:number-columns-repeated="8"/>
        </table:table-row>
        <table:table-row table:style-name="ro10">
          <table:covered-table-cell table:number-columns-repeated="2" table:style-name="ce19"/>
          <table:table-cell table:style-name="ce45" office:value-type="string">
            <text:p>House Davion</text:p>
          </table:table-cell>
          <table:table-cell table:style-name="ce66" office:value-type="string">
            <text:p>House Kurita</text:p>
          </table:table-cell>
          <table:table-cell table:style-name="ce75" office:value-type="string">
            <text:p>House Steiner</text:p>
          </table:table-cell>
          <table:table-cell table:style-name="ce77" office:value-type="string">
            <text:p>House Marik</text:p>
          </table:table-cell>
          <table:table-cell table:style-name="ce79" office:value-type="string">
            <text:p>House Liao</text:p>
          </table:table-cell>
          <table:table-cell table:style-name="ce19"/>
          <table:table-cell table:style-name="ce83" table:number-columns-repeated="1008"/>
          <table:table-cell table:number-columns-repeated="8"/>
        </table:table-row>
        <table:table-row table:style-name="ro11">
          <table:covered-table-cell table:number-columns-repeated="2" table:style-name="ce20"/>
          <table:table-cell table:style-name="ce24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4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4" office:value-type="string">
            <text:p>Very similar to Federated Suns. Likes Gauss</text:p>
            <text:p>and ECM. Invented Heavy Gauss.</text:p>
          </table:table-cell>
          <table:table-cell table:style-name="ce24" office:value-type="string">
            <text:p>The weakest faction militarily with a heavy emphasis </text:p>
            <text:p>On vehicles as a result. Invented the Light Gauss.</text:p>
          </table:table-cell>
          <table:table-cell table:style-name="ce24" office:value-type="string">
            <text:p>Chinese style faction with a love for Stealth, and let's</text:p>
            <text:p>say LRMs. Invented Stealth Armor and MASC?</text:p>
          </table:table-cell>
          <table:table-cell table:style-name="ce50"/>
          <table:table-cell table:style-name="ce24" table:number-columns-repeated="1008"/>
          <table:table-cell table:number-columns-repeated="8"/>
        </table:table-row>
        <table:table-row table:style-name="ro4">
          <table:table-cell office:value-type="string">
            <text:p>Locust</text:p>
          </table:table-cell>
          <table:table-cell table:style-name="ce34" office:value-type="float" office:value="20">
            <text:p>20</text:p>
          </table:table-cell>
          <table:table-cell table:style-name="ce38" office:value-type="string">
            <text:p>LCT-3D (2xLRM5)</text:p>
          </table:table-cell>
          <table:table-cell/>
          <table:table-cell table:style-name="ce38" office:value-type="string">
            <text:p>LCT-3S (MBL+2xSSRM2)</text:p>
          </table:table-cell>
          <table:table-cell table:style-name="ce38" office:value-type="string">
            <text:p>LCT-3M (MBL+4xSBL+AMS)</text:p>
          </table:table-cell>
          <table:table-cell table:style-name="ce38" office:value-type="string">
            <text:p>LCT-1L (1xMBL+4xMG+MASC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4"/>
          <table:table-cell table:style-name="ce26" table:number-columns-repeated="3"/>
          <table:table-cell table:style-name="ce38" office:value-type="string">
            <text:p>LCT-5M (ERMBL+4xERSB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Wasp</text:p>
          </table:table-cell>
          <table:table-cell table:style-name="ce34" office:value-type="float" office:value="20">
            <text:p>20</text:p>
          </table:table-cell>
          <table:table-cell table:style-name="ce26" table:number-columns-repeated="2"/>
          <table:table-cell table:style-name="ce26" office:value-type="string">
            <text:p>WSP-3S (2xERMBL+TAG+ECM+JJ)</text:p>
          </table:table-cell>
          <table:table-cell table:style-name="ce26" office:value-type="string">
            <text:p>WSP-3M (MPL+SRM2+JJ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Fireball</text:p>
          </table:table-cell>
          <table:table-cell table:style-name="ce34" office:value-type="float" office:value="20">
            <text:p>20</text:p>
          </table:table-cell>
          <table:table-cell table:style-name="ce38" office:value-type="string">
            <text:p>ALM-9D (SSRM2+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tinger</text:p>
          </table:table-cell>
          <table:table-cell table:style-name="ce34" office:value-type="float" office:value="20">
            <text:p>20</text:p>
          </table:table-cell>
          <table:table-cell table:style-name="ce26" table:number-columns-repeated="3"/>
          <table:table-cell table:style-name="ce26" office:value-type="string">
            <text:p>STG-5M (MBL+Flamer+AMS+JJ)</text:p>
          </table:table-cell>
          <table:table-cell table:style-name="ce26" office:value-type="string">
            <text:p>STG-6L (2xMB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Kabuto</text:p>
          </table:table-cell>
          <table:table-cell table:style-name="ce34" office:value-type="float" office:value="20">
            <text:p>20</text:p>
          </table:table-cell>
          <table:table-cell table:style-name="ce26"/>
          <table:table-cell table:style-name="ce38" office:value-type="string">
            <text:p>KBO-7A(2xSSRM4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2"/>
          <table:table-cell table:style-name="ce64"/>
          <table:table-cell table:style-name="ce27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Cossack</text:p>
          </table:table-cell>
          <table:table-cell table:style-name="ce34" office:value-type="float" office:value="20">
            <text:p>20</text:p>
          </table:table-cell>
          <table:table-cell table:style-name="ce26" table:number-columns-repeated="4"/>
          <table:table-cell table:style-name="ce26" office:value-type="string">
            <text:p>C-SK1 (SRM6+MBL+2xSB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Flea</text:p>
          </table:table-cell>
          <table:table-cell table:style-name="ce34" office:value-type="float" office:value="20">
            <text:p>20</text:p>
          </table:table-cell>
          <table:table-cell table:number-columns-repeated="4"/>
          <table:table-cell table:style-name="ce38" office:value-type="string">
            <text:p>FLE-17 (2xMPL+2xSBL+Flamer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ptor</text:p>
          </table:table-cell>
          <table:table-cell table:style-name="ce34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mmando</text:p>
          </table:table-cell>
          <table:table-cell table:style-name="ce34" office:value-type="float" office:value="25">
            <text:p>25</text:p>
          </table:table-cell>
          <table:table-cell table:number-columns-repeated="2"/>
          <table:table-cell table:style-name="ce38" office:value-type="string">
            <text:p>COM-5S (SRM6+SSRM2+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art</text:p>
          </table:table-cell>
          <table:table-cell table:style-name="ce34" office:value-type="float" office:value="25">
            <text:p>25</text:p>
          </table:table-cell>
          <table:table-cell table:number-columns-repeated="2"/>
          <table:table-cell table:style-name="ce38" office:value-type="string">
            <text:p>DRT-4S (3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Duan Gung</text:p>
          </table:table-cell>
          <table:table-cell table:style-name="ce34" office:value-type="float" office:value="25">
            <text:p>25</text:p>
          </table:table-cell>
          <table:table-cell table:number-columns-repeated="4"/>
          <table:table-cell office:value-type="string">
            <text:p>D9-G9 (LRM10+2xM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Javelin</text:p>
          </table:table-cell>
          <table:table-cell table:style-name="ce34" office:value-type="float" office:value="30">
            <text:p>30</text:p>
          </table:table-cell>
          <table:table-cell table:style-name="ce38" office:value-type="string">
            <text:p>JVN-11B (2xSRM4,ECM,BAP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Eagle</text:p>
          </table:table-cell>
          <table:table-cell table:style-name="ce34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pider</text:p>
          </table:table-cell>
          <table:table-cell table:style-name="ce34" office:value-type="float" office:value="30">
            <text:p>30</text:p>
          </table:table-cell>
          <table:table-cell table:style-name="ce26"/>
          <table:table-cell table:style-name="ce38" office:value-type="string">
            <text:p>SDR-7K (2xMPL,JJ)</text:p>
          </table:table-cell>
          <table:table-cell table:style-name="ce26"/>
          <table:table-cell table:style-name="ce38" office:value-type="string">
            <text:p>SDR-7M (2xMPL,JJ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Jackal</text:p>
          </table:table-cell>
          <table:table-cell table:style-name="ce34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JA-KL-1532 (1xERPPC+1xSSRM2+AMS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16"/>
        </table:table-row>
        <table:table-row table:style-name="ro4">
          <table:table-cell table:style-name="ce23" office:value-type="string">
            <text:p>Battle Hawk</text:p>
          </table:table-cell>
          <table:table-cell table:style-name="ce34" office:value-type="float" office:value="30">
            <text:p>30</text:p>
          </table:table-cell>
          <table:table-cell table:style-name="ce26" table:number-columns-repeated="2"/>
          <table:table-cell table:style-name="ce26" office:value-type="string">
            <text:p>BH-K305 (3xMPL+SSRM2+AMS+JJ)</text:p>
          </table:table-cell>
          <table:table-cell table:style-name="ce26" table:number-columns-repeated="2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5" office:value-type="string">
            <text:p>Hitman</text:p>
          </table:table-cell>
          <table:table-cell table:style-name="ce37" office:value-type="float" office:value="30">
            <text:p>30</text:p>
          </table:table-cell>
          <table:table-cell table:style-name="ce46"/>
          <table:table-cell table:style-name="ce47" office:value-type="string">
            <text:p>HM-1 (3xMBL+LRM5+TAG+ECM+BAP+MASC)</text:p>
          </table:table-cell>
          <table:table-cell table:style-name="ce47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Hammer</text:p>
          </table:table-cell>
          <table:table-cell table:style-name="ce34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HMR-3M (2xLRM5+3xMBL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Osiris</text:p>
          </table:table-cell>
          <table:table-cell table:style-name="ce34" office:value-type="float" office:value="30">
            <text:p>30</text:p>
          </table:table-cell>
          <table:table-cell table:style-name="ce38" office:value-type="string">
            <text:p>OSR-3D (4xMBL+SRM6+JJ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4"/>
          <table:table-cell table:style-name="ce38" office:value-type="string">
            <text:p>OSR-4D (4xMBL+MPL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Valkyrie</text:p>
          </table:table-cell>
          <table:table-cell table:style-name="ce34" office:value-type="float" office:value="30">
            <text:p>30</text:p>
          </table:table-cell>
          <table:table-cell table:style-name="ce38" office:value-type="string">
            <text:p>VLK-QD (ALRM10+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zorback</text:p>
          </table:table-cell>
          <table:table-cell table:style-name="ce34" office:value-type="float" office:value="30">
            <text:p>30</text:p>
          </table:table-cell>
          <table:table-cell table:number-columns-repeated="2"/>
          <table:table-cell table:style-name="ce38" office:value-type="string">
            <text:p>RZK-9S (ERLBL+SSRM4+4xMG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4"/>
          <table:table-cell table:number-columns-repeated="6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Urbanmech</text:p>
          </table:table-cell>
          <table:table-cell table:style-name="ce34" office:value-type="float" office:value="30">
            <text:p>30</text:p>
          </table:table-cell>
          <table:table-cell table:style-name="ce38" office:value-type="string">
            <text:p>UM-R70 (RAC5+ERMBL+ERSBL+JJ)</text:p>
          </table:table-cell>
          <table:table-cell table:style-name="ce38" office:value-type="string">
            <text:p>UM-R68 (MRM30+SPL+SBL+JJ)</text:p>
          </table:table-cell>
          <table:table-cell/>
          <table:table-cell table:style-name="ce38" office:value-type="string">
            <text:p>UM-R69 (UAC10+ERSBL+SPL+JJ)</text:p>
          </table:table-cell>
          <table:table-cell table:style-name="ce38" office:value-type="string">
            <text:p>UM-R63 (LBX10+SPL+S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4"/>
          <table:table-cell table:number-columns-repeated="4"/>
          <table:table-cell table:style-name="ce38" office:value-type="string">
            <text:p>UM-R60L (AC20,SBL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Firestarter</text:p>
          </table:table-cell>
          <table:table-cell table:style-name="ce34" office:value-type="float" office:value="35">
            <text:p>35</text:p>
          </table:table-cell>
          <table:table-cell table:style-name="ce26" table:number-columns-repeated="2"/>
          <table:table-cell table:style-name="ce38" office:value-type="string">
            <text:p>FS9-S (4xFlamer,2xMBL,AMS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Owens</text:p>
          </table:table-cell>
          <table:table-cell table:style-name="ce34" office:value-type="float" office:value="35">
            <text:p>35</text:p>
          </table:table-cell>
          <table:table-cell table:style-name="ce26"/>
          <table:table-cell table:style-name="ce26" office:value-type="string">
            <text:p>OW-1-P (2xLRM5+MBL+2xSBL+TAG+BAP)</text:p>
          </table:table-cell>
          <table:table-cell table:style-name="ce26" table:number-columns-repeated="2"/>
          <table:table-cell table:style-name="ce26" office:value-type="string">
            <text:p>OW-1-P (2xLRM5+MBL+2xSBL+TAG+BAP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 table:style-name="ce34"/>
          <table:table-cell table:style-name="ce26"/>
          <table:table-cell table:style-name="ce26" office:value-type="string">
            <text:p>OW-1-E (MRM10+MBL+MP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Wolfhound</text:p>
          </table:table-cell>
          <table:table-cell table:style-name="ce34" office:value-type="float" office:value="35">
            <text:p>35</text:p>
          </table:table-cell>
          <table:table-cell table:style-name="ce26" table:number-columns-repeated="2"/>
          <table:table-cell table:style-name="ce38" office:value-type="string">
            <text:p>WLF-2 (ERLBL+4xMBL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tiletto</text:p>
          </table:table-cell>
          <table:table-cell table:style-name="ce34" office:value-type="float" office:value="35">
            <text:p>35</text:p>
          </table:table-cell>
          <table:table-cell table:number-columns-repeated="2"/>
          <table:table-cell table:style-name="ce38" office:value-type="string">
            <text:p>STO-4A (SSRM4+LRM5+ECM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Raven</text:p>
          </table:table-cell>
          <table:table-cell table:style-name="ce34" office:value-type="float" office:value="35">
            <text:p>35</text:p>
          </table:table-cell>
          <table:table-cell/>
          <table:table-cell table:style-name="ce38" office:value-type="string">
            <text:p>RVN-3L (2xMBL+SRM6+TAG+NARC+BAP+ECM)</text:p>
          </table:table-cell>
          <table:table-cell/>
          <table:table-cell table:style-name="ce38" office:value-type="string">
            <text:p>RVN-3M (LRM-15,2xSBL,SPL,Narc)</text:p>
          </table:table-cell>
          <table:table-cell table:style-name="ce38" office:value-type="string">
            <text:p>RVN-4L (2xERMBL+SRM6+TAG+NARC+BAP+ECM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Nighthawk</text:p>
          </table:table-cell>
          <table:table-cell table:style-name="ce34" office:value-type="float" office:value="35">
            <text:p>35</text:p>
          </table:table-cell>
          <table:table-cell table:number-columns-repeated="2"/>
          <table:table-cell table:style-name="ce38" office:value-type="string">
            <text:p>NTK-2S (2xLBL+ECM/BAP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alon</text:p>
          </table:table-cell>
          <table:table-cell table:style-name="ce34" office:value-type="float" office:value="35">
            <text:p>35</text:p>
          </table:table-cell>
          <table:table-cell table:number-columns-repeated="2" table:style-name="ce38" office:value-type="string">
            <text:p>TLN-5Z (2xERLBL)</text:p>
          </table:table-cell>
          <table:table-cell table:style-name="ce38" office:value-type="string">
            <text:p>TLN-5W (ERPPC+2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anther</text:p>
          </table:table-cell>
          <table:table-cell table:style-name="ce34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Hollander</text:p>
          </table:table-cell>
          <table:table-cell table:style-name="ce34" office:value-type="float" office:value="35">
            <text:p>35</text:p>
          </table:table-cell>
          <table:table-cell table:style-name="ce38" office:value-type="string">
            <text:p>BZK-G1 (LBX10,2xMBL)</text:p>
          </table:table-cell>
          <table:table-cell/>
          <table:table-cell table:style-name="ce38" office:value-type="string">
            <text:p>BZK-F3 (1xGaus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Jenner</text:p>
          </table:table-cell>
          <table:table-cell table:style-name="ce34" office:value-type="float" office:value="35">
            <text:p>35</text:p>
          </table:table-cell>
          <table:table-cell/>
          <table:table-cell table:style-name="ce38" office:value-type="string">
            <text:p>JR7-K (4xMBL+SRM4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Cicada</text:p>
          </table:table-cell>
          <table:table-cell table:style-name="ce34" office:value-type="float" office:value="40">
            <text:p>40</text:p>
          </table:table-cell>
          <table:table-cell table:style-name="ce26" table:number-columns-repeated="3"/>
          <table:table-cell table:style-name="ce26" office:value-type="string">
            <text:p>CDA-3M (UAC5+2xMBL+SP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entinel</text:p>
          </table:table-cell>
          <table:table-cell table:style-name="ce34" office:value-type="float" office:value="40">
            <text:p>40</text:p>
          </table:table-cell>
          <table:table-cell table:style-name="ce38" office:value-type="string">
            <text:p>STN-4D (RAC5+ERMBL)</text:p>
          </table:table-cell>
          <table:table-cell table:style-name="ce38" office:value-type="string">
            <text:p>STN-M (UAC5,MBL,SRM-2)</text:p>
          </table:table-cell>
          <table:table-cell table:style-name="ce38" office:value-type="string">
            <text:p>STN-3L (UAC5,SBL,SSRM2)</text:p>
          </table:table-cell>
          <table:table-cell table:style-name="ce38" office:value-type="string">
            <text:p>STN-M (UAC5,MBL,SRM-2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Daimyo</text:p>
          </table:table-cell>
          <table:table-cell table:style-name="ce34" office:value-type="float" office:value="40">
            <text:p>40</text:p>
          </table:table-cell>
          <table:table-cell table:style-name="ce26"/>
          <table:table-cell table:style-name="ce26" office:value-type="string">
            <text:p>DMO-1K (ERPPC,SRM6,2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trider</text:p>
          </table:table-cell>
          <table:table-cell table:style-name="ce34" office:value-type="float" office:value="40">
            <text:p>40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ha Yu</text:p>
          </table:table-cell>
          <table:table-cell table:style-name="ce34" office:value-type="float" office:value="40">
            <text:p>40</text:p>
          </table:table-cell>
          <table:table-cell table:style-name="ce26" table:number-columns-repeated="4"/>
          <table:table-cell table:style-name="ce26" office:value-type="string">
            <text:p>SYU-2B (2xERLBL+2xERMBL+TAG+Stealth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Chimera</text:p>
          </table:table-cell>
          <table:table-cell table:style-name="ce34" office:value-type="float" office:value="40">
            <text:p>40</text:p>
          </table:table-cell>
          <table:table-cell table:style-name="ce38" office:value-type="string">
            <text:p>CMA-1S (ERLBL/ERMBL/MRM20/MG+JJ)</text:p>
          </table:table-cell>
          <table:table-cell table:number-columns-repeated="2" table:style-name="ce38" office:value-type="string">
            <text:p>CMA-1S (ERLBL/ERMBL/MRM20/MG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nake</text:p>
          </table:table-cell>
          <table:table-cell table:style-name="ce34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Wolf Trap</text:p>
          </table:table-cell>
          <table:table-cell table:style-name="ce34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Komodo</text:p>
          </table:table-cell>
          <table:table-cell table:style-name="ce34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Vindicator</text:p>
          </table:table-cell>
          <table:table-cell table:style-name="ce34" office:value-type="float" office:value="45">
            <text:p>45</text:p>
          </table:table-cell>
          <table:table-cell table:number-columns-repeated="4"/>
          <table:table-cell office:value-type="string">
            <text:p>VND-4L (ERPPC+LRM5+JJ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ollander II</text:p>
          </table:table-cell>
          <table:table-cell table:style-name="ce34" office:value-type="float" office:value="45">
            <text:p>45</text:p>
          </table:table-cell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Pheonix Hawk</text:p>
          </table:table-cell>
          <table:table-cell table:style-name="ce34" office:value-type="float" office:value="45">
            <text:p>45</text:p>
          </table:table-cell>
          <table:table-cell office:value-type="string">
            <text:p>PXH-3D (2xERLBL+2xMPL+AMS+JJ)</text:p>
          </table:table-cell>
          <table:table-cell office:value-type="string">
            <text:p>PXH-3K (2xERLBL+2xMPL+JJ)</text:p>
          </table:table-cell>
          <table:table-cell office:value-type="string">
            <text:p>PXH-3S (LPL+2xMBL+2xMG+AMS+JJ)</text:p>
          </table:table-cell>
          <table:table-cell office:value-type="string">
            <text:p>PXH-3M (2xERLBL+2xMPL+MG+AMS+JJ)</text:p>
          </table:table-cell>
          <table:table-cell office:value-type="string">
            <text:p>PXH-4L (ERLBL+2xERMBL+2xMG+Stealth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bra</text:p>
          </table:table-cell>
          <table:table-cell table:style-name="ce34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ellspawn</text:p>
          </table:table-cell>
          <table:table-cell table:style-name="ce34" office:value-type="float" office:value="45">
            <text:p>45</text:p>
          </table:table-cell>
          <table:table-cell table:style-name="ce38" office:value-type="string">
            <text:p>HSN-7D (3xMPL+LRM10+ECM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lackjack</text:p>
          </table:table-cell>
          <table:table-cell table:style-name="ce34" office:value-type="float" office:value="45">
            <text:p>45</text:p>
          </table:table-cell>
          <table:table-cell table:style-name="ce38" office:value-type="string">
            <text:p>BJ-2 (2xERLBL,4xSSRM2,JJ)</text:p>
          </table:table-cell>
          <table:table-cell table:style-name="ce38" office:value-type="string">
            <text:p>BJ2-O Prime (2xUAC5+4xMBL+4xMG+JJ)</text:p>
          </table:table-cell>
          <table:table-cell/>
          <table:table-cell table:style-name="ce38" office:value-type="string">
            <text:p>BJ2-O Prime (2xUAC5+4xMBL+4xMG+JJ)</text:p>
          </table:table-cell>
          <table:table-cell table:style-name="ce38" office:value-type="string">
            <text:p>BJ-3 (2xPPC+4xMBL+JJ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4"/>
          <table:table-cell table:style-name="ce38" office:value-type="string">
            <text:p>BJ-4 (2xUAC5+2xERMBL+JJ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Trebuchet</text:p>
          </table:table-cell>
          <table:table-cell table:style-name="ce34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4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5" office:value-type="string">
            <text:p>Legionnaire</text:p>
          </table:table-cell>
          <table:table-cell table:style-name="ce37" office:value-type="float" office:value="50">
            <text:p>50</text:p>
          </table:table-cell>
          <table:table-cell table:style-name="ce47" office:value-type="string">
            <text:p>LGN-2D (RAC5)</text:p>
          </table:table-cell>
          <table:table-cell table:style-name="ce47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0"/>
          <table:table-cell table:style-name="ce39"/>
          <table:table-cell table:style-name="ce48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1" office:value-type="string">
            <text:p>Starslayer</text:p>
          </table:table-cell>
          <table:table-cell table:style-name="ce40" office:value-type="float" office:value="50">
            <text:p>50</text:p>
          </table:table-cell>
          <table:table-cell table:style-name="ce49" office:value-type="string">
            <text:p>STY-3D (ERPPC+LBL+3xMBL)</text:p>
          </table:table-cell>
          <table:table-cell table:style-name="ce49"/>
          <table:table-cell table:style-name="ce49" office:value-type="string">
            <text:p>STY-3C (2xLBL+2xMBL+SRM4+SBL)</text:p>
          </table:table-cell>
          <table:table-cell table:style-name="ce49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Uziel</text:p>
          </table:table-cell>
          <table:table-cell table:style-name="ce34" office:value-type="float" office:value="50">
            <text:p>50</text:p>
          </table:table-cell>
          <table:table-cell table:style-name="ce26" table:number-columns-repeated="2"/>
          <table:table-cell table:style-name="ce38" office:value-type="string">
            <text:p>UZL-2S (2xPPC,SRM6,2xMG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 table:style-name="ce34"/>
          <table:table-cell table:style-name="ce26" table:number-columns-repeated="2"/>
          <table:table-cell table:style-name="ce38" office:value-type="string">
            <text:p>UZL-3S(LBX2+LPL+ERMBL+2xERSBL+SRM6+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Enfield</text:p>
          </table:table-cell>
          <table:table-cell table:style-name="ce34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Enforcer</text:p>
          </table:table-cell>
          <table:table-cell table:style-name="ce34" office:value-type="float" office:value="50">
            <text:p>50</text:p>
          </table:table-cell>
          <table:table-cell table:style-name="ce26" office:value-type="string">
            <text:p>ENF-5D (LBX10+ERL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enturion</text:p>
          </table:table-cell>
          <table:table-cell table:style-name="ce34" office:value-type="float" office:value="50">
            <text:p>50</text:p>
          </table:table-cell>
          <table:table-cell office:value-type="string">
            <text:p>CN9-D (LBX10+ALRM10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unchback</text:p>
          </table:table-cell>
          <table:table-cell table:style-name="ce34" office:value-type="float" office:value="50">
            <text:p>50</text:p>
          </table:table-cell>
          <table:table-cell table:number-columns-repeated="3" table:style-name="ce38" office:value-type="string">
            <text:p>HBK-4G (AC20, 2xMBL,SBL)</text:p>
          </table:table-cell>
          <table:table-cell table:style-name="ce38" office:value-type="string">
            <text:p>HBK-5M (AC20,2xMBL,SPL,bad ammo)</text:p>
          </table:table-cell>
          <table:table-cell table:style-name="ce38" office:value-type="string">
            <text:p>HBK-4G (AC20, 2xMBL,S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4"/>
          <table:table-cell table:style-name="ce38" office:value-type="string">
            <text:p>HBK-4P (8xMBL)</text:p>
          </table:table-cell>
          <table:table-cell/>
          <table:table-cell table:style-name="ce38" office:value-type="string">
            <text:p>HBK-5S (LBX20,2xMPL,SPL)</text:p>
          </table:table-cell>
          <table:table-cell table:number-columns-repeated="2" table:style-name="ce38" office:value-type="string">
            <text:p>HBK-4P (8xM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hadow Hawk</text:p>
          </table:table-cell>
          <table:table-cell table:style-name="ce34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Kintaro</text:p>
          </table:table-cell>
          <table:table-cell table:style-name="ce34" office:value-type="float" office:value="55">
            <text:p>55</text:p>
          </table:table-cell>
          <table:table-cell table:style-name="ce26"/>
          <table:table-cell table:style-name="ce26" office:value-type="string">
            <text:p>KTO-K (2xSSRM6+3xERMBL+JJ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Men Shen</text:p>
          </table:table-cell>
          <table:table-cell table:style-name="ce34" office:value-type="float" office:value="55">
            <text:p>55</text:p>
          </table:table-cell>
          <table:table-cell table:style-name="ce26" table:number-columns-repeated="4"/>
          <table:table-cell table:style-name="ce26" office:value-type="string">
            <text:p>MS1-O-P (4xMPL+LRM1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pollo</text:p>
          </table:table-cell>
          <table:table-cell table:style-name="ce34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Dervish</text:p>
          </table:table-cell>
          <table:table-cell table:style-name="ce34" office:value-type="float" office:value="55">
            <text:p>55</text:p>
          </table:table-cell>
          <table:table-cell table:style-name="ce38" office:value-type="string">
            <text:p>DV-8D (2xALRM15+4xERMBL,JJ)</text:p>
          </table:table-cell>
          <table:table-cell table:style-name="ce26" table:number-columns-repeated="4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ushwacker</text:p>
          </table:table-cell>
          <table:table-cell table:style-name="ce34" office:value-type="float" office:value="55">
            <text:p>55</text:p>
          </table:table-cell>
          <table:table-cell table:style-name="ce26"/>
          <table:table-cell/>
          <table:table-cell table:style-name="ce26" office:value-type="string">
            <text:p>BSW-X1 (AC10+ERLBL+LRM10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4"/>
          <table:table-cell table:style-name="ce26"/>
          <table:table-cell/>
          <table:table-cell table:style-name="ce26" office:value-type="string">
            <text:p>BSW-S2 (LBX10+ERLBL+2xSRM4+AM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Quickdraw</text:p>
          </table:table-cell>
          <table:table-cell table:style-name="ce34" office:value-type="float" office:value="60">
            <text:p>60</text:p>
          </table:table-cell>
          <table:table-cell table:style-name="ce26"/>
          <table:table-cell table:style-name="ce26" office:value-type="string">
            <text:p>QKD-5K (SRM-4+6xMBL)</text:p>
          </table:table-cell>
          <table:table-cell table:style-name="ce26"/>
          <table:table-cell table:style-name="ce26" office:value-type="string">
            <text:p>QKD-5M (LRM10,4xMBL,SRM4,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Yeoman</text:p>
          </table:table-cell>
          <table:table-cell table:style-name="ce34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YMN-6Y (2xLRM15+2xLRM10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Argus</text:p>
          </table:table-cell>
          <table:table-cell table:style-name="ce34" office:value-type="float" office:value="60">
            <text:p>60</text:p>
          </table:table-cell>
          <table:table-cell table:style-name="ce38" office:value-type="string">
            <text:p>AGS-4D (RAC5,LRM10,2xER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Anvil</text:p>
          </table:table-cell>
          <table:table-cell table:style-name="ce34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ANV-3M (2xLPL+2xMBL+ECM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Dragon</text:p>
          </table:table-cell>
          <table:table-cell table:style-name="ce34" office:value-type="float" office:value="60">
            <text:p>60</text:p>
          </table:table-cell>
          <table:table-cell table:style-name="ce26"/>
          <table:table-cell table:style-name="ce26" office:value-type="string">
            <text:p>DRG-7N (AC5,Gauss,MRM1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Grand Dragon</text:p>
          </table:table-cell>
          <table:table-cell table:style-name="ce34"/>
          <table:table-cell table:style-name="ce26"/>
          <table:table-cell table:style-name="ce26" office:value-type="string">
            <text:p>DRG-5K (ERPPC,LRM-10+3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Rifleman</text:p>
          </table:table-cell>
          <table:table-cell table:style-name="ce34" office:value-type="float" office:value="60">
            <text:p>60</text:p>
          </table:table-cell>
          <table:table-cell table:style-name="ce38" office:value-type="string">
            <text:p>RFL-5D (2xPPC+2xLBL+2xMBL)</text:p>
          </table:table-cell>
          <table:table-cell table:style-name="ce26" table:number-columns-repeated="2"/>
          <table:table-cell table:style-name="ce38" office:value-type="string">
            <text:p>RFL-5M (2xUAC5+2xLBL+2xMB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 table:style-name="ce34"/>
          <table:table-cell table:style-name="ce38" office:value-type="string">
            <text:p>RFL-6X (2xLBX10+2xERMBL+2xERSBL)</text:p>
          </table:table-cell>
          <table:table-cell table:style-name="ce26" table:number-columns-repeated="2"/>
          <table:table-cell table:style-name="ce38" office:value-type="string">
            <text:p>RFL-7M (2xLGauss+6xERMBL+ECM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Tempest</text:p>
          </table:table-cell>
          <table:table-cell table:style-name="ce34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MP-3M (Gauss+LPL+3xMBL+SRM6+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Thunderbolt</text:p>
          </table:table-cell>
          <table:table-cell table:style-name="ce34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DR-7M (ERLBL+LRM15+3xMBL+2xMG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Jinggau</text:p>
          </table:table-cell>
          <table:table-cell table:style-name="ce34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JN-G8A (Gauss+4xERMBL+MP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Catapult</text:p>
          </table:table-cell>
          <table:table-cell table:style-name="ce34" office:value-type="float" office:value="65">
            <text:p>65</text:p>
          </table:table-cell>
          <table:table-cell table:style-name="ce38" office:value-type="string">
            <text:p>CTPL-C2 (2xLRM15,2xLBX2)</text:p>
          </table:table-cell>
          <table:table-cell table:style-name="ce38" office:value-type="string">
            <text:p>CPLT-K5 (2xMRM30,2xMPL)</text:p>
          </table:table-cell>
          <table:table-cell table:style-name="ce38" office:value-type="string">
            <text:p>CPLT-C1 (2xLRM15+4xSBL)</text:p>
          </table:table-cell>
          <table:table-cell table:style-name="ce26"/>
          <table:table-cell table:style-name="ce38" office:value-type="string">
            <text:p>CTPL-C1 (2xLRM15,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4"/>
          <table:table-cell table:style-name="ce26"/>
          <table:table-cell table:style-name="ce38" office:value-type="string">
            <text:p>CPLT-K2 (2xPPC,2xMBL)</text:p>
          </table:table-cell>
          <table:table-cell table:style-name="ce26" table:number-columns-repeated="2"/>
          <table:table-cell table:style-name="ce38" office:value-type="string">
            <text:p>CPLT-C3 (Arrow IV, 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4"/>
          <table:table-cell table:style-name="ce26"/>
          <table:table-cell table:style-name="ce38" office:value-type="string">
            <text:p>CTPL-C1 (2xLRM15,4xMBL)</text:p>
          </table:table-cell>
          <table:table-cell table:style-name="ce26" table:number-columns-repeated="2"/>
          <table:table-cell table:style-name="ce38" office:value-type="string">
            <text:p>CPLT-C4 (2xLRM20,SBL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32" office:value-type="string">
            <text:p>Patriot</text:p>
          </table:table-cell>
          <table:table-cell table:style-name="ce37" office:value-type="float" office:value="65">
            <text:p>65</text:p>
          </table:table-cell>
          <table:table-cell table:style-name="ce46" table:number-columns-repeated="3"/>
          <table:table-cell table:style-name="ce46" office:value-type="string">
            <text:p>PKM-2C (ArrowIV+HeavyPPC+ECM)</text:p>
          </table:table-cell>
          <table:table-cell table:style-name="ce4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Jagermech</text:p>
          </table:table-cell>
          <table:table-cell table:style-name="ce34" office:value-type="float" office:value="65">
            <text:p>65</text:p>
          </table:table-cell>
          <table:table-cell table:style-name="ce38" office:value-type="string">
            <text:p>JM6-DD (2xUAC5+2xAC2+2xMPL)</text:p>
          </table:table-cell>
          <table:table-cell table:style-name="ce38" office:value-type="string">
            <text:p>JM7-D (2xUAC5/ERLBL/MPL)</text:p>
          </table:table-cell>
          <table:table-cell table:style-name="ce38" office:value-type="string">
            <text:p>JM6-DG (2xGauss+2xERMBL)</text:p>
          </table:table-cell>
          <table:table-cell table:number-columns-repeated="2" table:style-name="ce38" office:value-type="string">
            <text:p>JM6-DD (2xUAC5+2xAC2+2xMP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4"/>
          <table:table-cell table:style-name="ce38" office:value-type="string">
            <text:p>JM7-D (2xUAC5/ERLBL/MPL)</text:p>
          </table:table-cell>
          <table:table-cell/>
          <table:table-cell table:style-name="ce38" office:value-type="string">
            <text:p>JM7-D (2xUAC5/ERLBL/MP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4" office:value-type="float" office:value="70">
            <text:p>70</text:p>
          </table:table-cell>
          <table:table-cell table:style-name="ce38" office:value-type="string">
            <text:p>JM7-F (2xRAC5+2xMPL+ECM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Hercules</text:p>
          </table:table-cell>
          <table:table-cell table:style-name="ce34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HRC-KS-9000 (LBX10+ERPPC+MPL+SSRM2+AMS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Archer</text:p>
          </table:table-cell>
          <table:table-cell table:style-name="ce34" office:value-type="float" office:value="70">
            <text:p>70</text:p>
          </table:table-cell>
          <table:table-cell table:style-name="ce26" office:value-type="string">
            <text:p>ARC-2R (2xLRM20,4xMBL)</text:p>
          </table:table-cell>
          <table:table-cell table:style-name="ce26"/>
          <table:table-cell table:style-name="ce26" office:value-type="string">
            <text:p>ARC-5S (2xLRM15+4xMPL+2xSSRM2+Narc)</text:p>
          </table:table-cell>
          <table:table-cell table:style-name="ce26" office:value-type="string">
            <text:p>ARC-4M (2xLRM20,4xMBL)</text:p>
          </table:table-cell>
          <table:table-cell table:style-name="ce26" office:value-type="string">
            <text:p>ARC-7L (2xLRM20/ERMBL,ECM,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Caesar</text:p>
          </table:table-cell>
          <table:table-cell table:style-name="ce34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ataphract</text:p>
          </table:table-cell>
          <table:table-cell table:style-name="ce34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Warhammer</text:p>
          </table:table-cell>
          <table:table-cell table:style-name="ce41" office:value-type="float" office:value="70">
            <text:p>70</text:p>
          </table:table-cell>
          <table:table-cell table:style-name="ce38" office:value-type="string">
            <text:p>WHM-6D (2xPPC+2xMBL+2xSBL)</text:p>
          </table:table-cell>
          <table:table-cell table:style-name="ce38" office:value-type="string">
            <text:p>WHM-6K (2xPPC+SRM6+2xMBL+2xSBL)</text:p>
          </table:table-cell>
          <table:table-cell table:style-name="ce38" office:value-type="string">
            <text:p>WHM-7S (2xERPPC+2xSSRM2+2xMPL+2xSBL)</text:p>
          </table:table-cell>
          <table:table-cell table:style-name="ce38" office:value-type="string">
            <text:p>WHM-7M (2xERPPC+SRM6+2xMBL+MG+AMS)</text:p>
          </table:table-cell>
          <table:table-cell table:style-name="ce38" office:value-type="string">
            <text:p>WHM-4L (2xERPPC+SSRM6+4xMP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hunder</text:p>
          </table:table-cell>
          <table:table-cell table:style-name="ce34" office:value-type="float" office:value="70">
            <text:p>70</text:p>
          </table:table-cell>
          <table:table-cell/>
          <table:table-cell table:style-name="ce26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Avatar</text:p>
          </table:table-cell>
          <table:table-cell table:style-name="ce34" office:value-type="float" office:value="70">
            <text:p>70</text:p>
          </table:table-cell>
          <table:table-cell/>
          <table:table-cell table:style-name="ce38" office:value-type="string">
            <text:p>AV-1O P (LBX10+LRM20+MBL/MPL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4"/>
          <table:table-cell/>
          <table:table-cell table:style-name="ce38" office:value-type="string">
            <text:p>AV-1O A (AC20+ERLBL+2xSRM6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Falconer</text:p>
          </table:table-cell>
          <table:table-cell table:style-name="ce34" office:value-type="float" office:value="75">
            <text:p>75</text:p>
          </table:table-cell>
          <table:table-cell table:style-name="ce26" office:value-type="string">
            <text:p>FLC-8R (ERPPC+Gauss+4xMB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Dragon Fire</text:p>
          </table:table-cell>
          <table:table-cell table:style-name="ce34" office:value-type="float" office:value="75">
            <text:p>75</text:p>
          </table:table-cell>
          <table:table-cell table:style-name="ce26" table:number-columns-repeated="2"/>
          <table:table-cell table:style-name="ce26" office:value-type="string">
            <text:p>DGR-3F(LBX10+Gauss+LBL+2xMPL+ECM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Orion</text:p>
          </table:table-cell>
          <table:table-cell table:style-name="ce34" office:value-type="float" office:value="75">
            <text:p>75</text:p>
          </table:table-cell>
          <table:table-cell table:style-name="ce26"/>
          <table:table-cell table:style-name="ce26" office:value-type="string">
            <text:p>ON1-MC(LBX10+MRM30+MRM20+2xMBL)</text:p>
          </table:table-cell>
          <table:table-cell table:style-name="ce26"/>
          <table:table-cell table:style-name="ce26" office:value-type="string">
            <text:p>ON1-MA(LBX10+LRM20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Flashman</text:p>
          </table:table-cell>
          <table:table-cell table:style-name="ce34" office:value-type="float" office:value="75">
            <text:p>75</text:p>
          </table:table-cell>
          <table:table-cell table:style-name="ce26"/>
          <table:table-cell table:style-name="ce26" office:value-type="string">
            <text:p>FLS-8K (3xLBL,5xMBL,1xFlamer,AMS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Lao Hu</text:p>
          </table:table-cell>
          <table:table-cell table:style-name="ce34" office:value-type="float" office:value="75">
            <text:p>75</text:p>
          </table:table-cell>
          <table:table-cell table:style-name="ce26" table:number-columns-repeated="4"/>
          <table:table-cell table:style-name="ce26" office:value-type="string">
            <text:p>LHU-2B (ERLBL+LBX20+LRM1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4"/>
          <table:table-cell table:style-name="ce26" table:number-columns-repeated="4"/>
          <table:table-cell table:style-name="ce26" office:value-type="string">
            <text:p>LHU-3B (ERLBL+LBX10+LRM1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4"/>
          <table:table-cell table:style-name="ce26" table:number-columns-repeated="4"/>
          <table:table-cell table:style-name="ce26" office:value-type="string">
            <text:p>LHU-3C (ERLBL+Gauss+3x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hugenja</text:p>
          </table:table-cell>
          <table:table-cell table:style-name="ce34" office:value-type="float" office:value="75">
            <text:p>75</text:p>
          </table:table-cell>
          <table:table-cell table:style-name="ce26"/>
          <table:table-cell table:style-name="ce26" office:value-type="string">
            <text:p>SJA-7D(ERPPC+2xLBL+MRM3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Hammerhands</text:p>
          </table:table-cell>
          <table:table-cell table:style-name="ce34" office:value-type="float" office:value="75">
            <text:p>75</text:p>
          </table:table-cell>
          <table:table-cell table:style-name="ce26" office:value-type="string">
            <text:p>HMH-5D (2xAC10/ERM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enetrator</text:p>
          </table:table-cell>
          <table:table-cell table:style-name="ce34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Thanatos</text:p>
          </table:table-cell>
          <table:table-cell table:style-name="ce34" office:value-type="float" office:value="75">
            <text:p>75</text:p>
          </table:table-cell>
          <table:table-cell office:value-type="string">
            <text:p>TNS-4S (LBL,MRM20,3xERMBL,ECM+JJ)</text:p>
          </table:table-cell>
          <table:table-cell/>
          <table:table-cell office:value-type="string">
            <text:p>TNS-4S (LBL,MRM20,3xERMBL,ECM+JJ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Marauder</text:p>
          </table:table-cell>
          <table:table-cell table:style-name="ce34" office:value-type="float" office:value="75">
            <text:p>75</text:p>
          </table:table-cell>
          <table:table-cell table:style-name="ce26" office:value-type="string">
            <text:p>MAD-5D (2xERPPC+LPL+2xMPL+SSRM2+JJ)</text:p>
          </table:table-cell>
          <table:table-cell table:style-name="ce26"/>
          <table:table-cell table:style-name="ce26" office:value-type="string">
            <text:p>MAD-5S (2xERPPC+Gauss+2xMPL)</text:p>
          </table:table-cell>
          <table:table-cell table:style-name="ce26" office:value-type="string">
            <text:p>MAD-5M (2xLPL+2xMPL+LBX10+JJ)</text:p>
          </table:table-cell>
          <table:table-cell table:style-name="ce26" office:value-type="string">
            <text:p>MAD-5L (2xERLBL+PPC+2xERMBL+Stealth)</text:p>
          </table:table-cell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42"/>
          <table:table-cell table:style-name="ce29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Victor</text:p>
          </table:table-cell>
          <table:table-cell table:style-name="ce34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/>
          <table:table-cell office:value-type="string">
            <text:p>VTR-9S (AC20+2xMBL+SRM6+JJ)</text:p>
          </table:table-cell>
          <table:table-cell/>
          <table:table-cell office:value-type="string">
            <text:p>VTR-10L (Gauss,3xERMBL,SSRM6, ECM/Stlth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4"/>
          <table:table-cell office:value-type="string">
            <text:p>VTR-11D (RAC5,2xERLBL,SSRM4,JJ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Zeus</text:p>
          </table:table-cell>
          <table:table-cell table:style-name="ce34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4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atamoto-Chi</text:p>
          </table:table-cell>
          <table:table-cell table:style-name="ce34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O-Bakemono</text:p>
          </table:table-cell>
          <table:table-cell table:style-name="ce34" office:value-type="float" office:value="80">
            <text:p>80</text:p>
          </table:table-cell>
          <table:table-cell table:style-name="ce26"/>
          <table:table-cell table:style-name="ce26" office:value-type="string">
            <text:p>OBK-M10 (2xArrowIV+2xMBL+SB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alamander</text:p>
          </table:table-cell>
          <table:table-cell table:style-name="ce34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wesome</text:p>
          </table:table-cell>
          <table:table-cell table:style-name="ce34" office:value-type="float" office:value="80">
            <text:p>80</text:p>
          </table:table-cell>
          <table:table-cell table:number-columns-repeated="3" table:style-name="ce38" office:value-type="string">
            <text:p>AWS-8Q (3xPPC)</text:p>
          </table:table-cell>
          <table:table-cell table:style-name="ce38" office:value-type="string">
            <text:p>AWS-9M (3xERPPC, SSRM4)</text:p>
          </table:table-cell>
          <table:table-cell table:style-name="ce38" office:value-type="string">
            <text:p>AWS-8Q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4"/>
          <table:table-cell table:number-columns-repeated="6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Longbow</text:p>
          </table:table-cell>
          <table:table-cell table:style-name="ce34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4"/>
          <table:table-cell office:value-type="string">
            <text:p>LGB-8V (2xArrowIV+SPL)</text:p>
          </table:table-cell>
          <table:table-cell/>
          <table:table-cell table:number-columns-repeated="2" office:value-type="string">
            <text:p>LGB-8V (2xArrowIV+SP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Battlemaster</text:p>
          </table:table-cell>
          <table:table-cell table:style-name="ce34" office:value-type="float" office:value="85">
            <text:p>85</text:p>
          </table:table-cell>
          <table:table-cell table:style-name="ce26"/>
          <table:table-cell table:style-name="ce26" office:value-type="string">
            <text:p>BLR-K3 (ERPPC+2xERLBL+4xERMBL+SSRM6)</text:p>
          </table:table-cell>
          <table:table-cell table:style-name="ce26" office:value-type="string">
            <text:p>BLR-4S (Gauss,6xERMBL,2xSPL,SRM6)</text:p>
          </table:table-cell>
          <table:table-cell table:style-name="ce26" office:value-type="string">
            <text:p>BLR-3M (ERPPC,6xMBL,SRM6)</text:p>
          </table:table-cell>
          <table:table-cell table:style-name="ce26" office:value-type="string">
            <text:p>BLR-1G (PPC+6xM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4"/>
          <table:table-cell table:style-name="ce26" table:number-columns-repeated="3"/>
          <table:table-cell table:style-name="ce26" office:value-type="string">
            <text:p>BLR-5M (Lgauss+ERLBL+6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Yu Huang</text:p>
          </table:table-cell>
          <table:table-cell table:style-name="ce34" office:value-type="float" office:value="90">
            <text:p>90</text:p>
          </table:table-cell>
          <table:table-cell table:style-name="ce26" table:number-columns-repeated="4"/>
          <table:table-cell table:style-name="ce26" office:value-type="string">
            <text:p>Y-H9G (ERPPC+LBX20+LRM20+2xMBL+MP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talker</text:p>
          </table:table-cell>
          <table:table-cell table:style-name="ce34" office:value-type="float" office:value="85">
            <text:p>85</text:p>
          </table:table-cell>
          <table:table-cell table:style-name="ce26" office:value-type="string">
            <text:p>STK-7D (2xERPPC,2xSSRM4,4xMPL)</text:p>
          </table:table-cell>
          <table:table-cell table:style-name="ce26"/>
          <table:table-cell table:style-name="ce26" office:value-type="string">
            <text:p>STK-8S (2xERPPC,HvyGauss,2xMPL,2xERMBL)</text:p>
          </table:table-cell>
          <table:table-cell table:style-name="ce26" office:value-type="string">
            <text:p>STK-5M (4xMBL,2xSRM6,2xLRM10,ERLBL,Narc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Mauler</text:p>
          </table:table-cell>
          <table:table-cell table:style-name="ce34" office:value-type="float" office:value="90">
            <text:p>90</text:p>
          </table:table-cell>
          <table:table-cell/>
          <table:table-cell table:style-name="ce38" office:value-type="string">
            <text:p>MAL-1R (2xERLBL/LRM15+4xAC2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4" office:value-type="float" office:value="90">
            <text:p>90</text:p>
          </table:table-cell>
          <table:table-cell/>
          <table:table-cell table:style-name="ce38" office:value-type="string">
            <text:p>MAL-3R (2xLBX10+2xLRM15+JJ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kuma</text:p>
          </table:table-cell>
          <table:table-cell table:style-name="ce34" office:value-type="float" office:value="90">
            <text:p>90</text:p>
          </table:table-cell>
          <table:table-cell/>
          <table:table-cell table:style-name="ce38" office:value-type="string">
            <text:p>AKU-1x (ERPPC,MRM-30,LBX10,2xSSRM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Sunder</text:p>
          </table:table-cell>
          <table:table-cell table:style-name="ce34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4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Highlander</text:p>
          </table:table-cell>
          <table:table-cell table:style-name="ce34" office:value-type="float" office:value="90">
            <text:p>90</text:p>
          </table:table-cell>
          <table:table-cell table:style-name="ce26" office:value-type="string">
            <text:p>HGN-733 (UAC10,LRM20,SRM6,2xMBL,JJ)</text:p>
          </table:table-cell>
          <table:table-cell table:style-name="ce26"/>
          <table:table-cell table:style-name="ce26" office:value-type="string">
            <text:p>HGN-734 (LBX20,ERLBL,2xERMBL,2xSSRM6,JJ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Albatross</text:p>
          </table:table-cell>
          <table:table-cell table:style-name="ce34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ALB-3U (LBX10+ERLBL+LPL+LRM15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Banshee</text:p>
          </table:table-cell>
          <table:table-cell table:style-name="ce34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BNC-5S (2xERPPC+Gauss+SRM6+4xMBL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Sagittaire</text:p>
          </table:table-cell>
          <table:table-cell table:style-name="ce34" office:value-type="float" office:value="95">
            <text:p>95</text:p>
          </table:table-cell>
          <table:table-cell table:style-name="ce26" office:value-type="string">
            <text:p>SGT-8R (ERPPC+2xLPL+5xMPL+S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4"/>
          <table:table-cell table:style-name="ce26" office:value-type="string">
            <text:p>SGT-9D (ERPPC+2xLBX10+3x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Naginata</text:p>
          </table:table-cell>
          <table:table-cell table:style-name="ce34" office:value-type="float" office:value="95">
            <text:p>95</text:p>
          </table:table-cell>
          <table:table-cell table:style-name="ce26"/>
          <table:table-cell table:style-name="ce26" office:value-type="string">
            <text:p>NG-C3A (3xLRM15+ERPPC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evastator</text:p>
          </table:table-cell>
          <table:table-cell table:style-name="ce34" office:value-type="float" office:value="100">
            <text:p>100</text:p>
          </table:table-cell>
          <table:table-cell table:style-name="ce38" office:value-type="string">
            <text:p>DVS-2 (2xGauss/PPC+4xMBL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12">
          <table:table-cell office:value-type="string">
            <text:p>Fafnir</text:p>
          </table:table-cell>
          <table:table-cell table:style-name="ce34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Atlas</text:p>
          </table:table-cell>
          <table:table-cell table:style-name="ce34" office:value-type="float" office:value="100">
            <text:p>100</text:p>
          </table:table-cell>
          <table:table-cell table:style-name="ce38" office:value-type="string">
            <text:p>AS7-D (AC20/SRM6/LRM20/4xMBL)</text:p>
          </table:table-cell>
          <table:table-cell table:style-name="ce38" office:value-type="string">
            <text:p>AS7-K (Gauss,2xERLBL,LRM-20,AMS)</text:p>
          </table:table-cell>
          <table:table-cell table:style-name="ce38" office:value-type="string">
            <text:p>AS7-S2 (HvyGauss,2xERLBL,LRM-15,ECM)</text:p>
          </table:table-cell>
          <table:table-cell table:number-columns-repeated="2" table:style-name="ce38" office:value-type="string">
            <text:p>AS7-D (AC20/SRM6/LRM20/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4"/>
          <table:table-cell table:style-name="ce26" table:number-columns-repeated="2"/>
          <table:table-cell table:style-name="ce38" office:value-type="string">
            <text:p>AS7-S (AC20+SRM6+LRM20+4xMBL+2xSSRM2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51" table:number-columns-repeated="3"/>
          <table:table-cell table:style-name="ce51" office:value-type="string">
            <text:p>T-IT-N10M (2xLPL+LRM15+2xSRM6+2xMPL+AMS)</text:p>
          </table:table-cell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1" table:number-columns-repeated="4"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52" table:number-columns-repeated="4"/>
          <table:table-cell table:style-name="ce8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1" table:number-columns-repeated="4"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1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4">
          <table:table-cell table:style-name="ce23"/>
          <table:table-cell/>
          <table:table-cell table:style-name="ce51" table:number-columns-repeated="4"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55" table:number-columns-spanned="5" table:number-rows-spanned="5"/>
          <table:covered-table-cell table:style-name="ce67"/>
          <table:covered-table-cell table:number-columns-repeated="2" table:style-name="ce55"/>
          <table:covered-table-cell table:style-name="ce81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3"/>
          <table:covered-table-cell/>
          <table:covered-table-cell table:style-name="ce55"/>
          <table:covered-table-cell table:style-name="ce67"/>
          <table:covered-table-cell table:number-columns-repeated="2" table:style-name="ce55"/>
          <table:covered-table-cell table:style-name="ce81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3"/>
          <table:covered-table-cell/>
          <table:covered-table-cell table:number-columns-repeated="4" table:style-name="ce55"/>
          <table:covered-table-cell table:style-name="ce81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3"/>
          <table:covered-table-cell/>
          <table:covered-table-cell table:number-columns-repeated="4" table:style-name="ce55"/>
          <table:covered-table-cell table:style-name="ce81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3"/>
          <table:covered-table-cell/>
          <table:covered-table-cell table:number-columns-repeated="4" table:style-name="ce55"/>
          <table:covered-table-cell table:style-name="ce81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LIGHT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7" office:value-type="string">
            <text:p>Minion (2xMPL)</text:p>
          </table:table-cell>
          <table:table-cell table:style-name="ce57" office:value-type="string">
            <text:p>Pegasus EWAR (2xSRM6+MPL+TAG+ECM+BAP)</text:p>
          </table:table-cell>
          <table:table-cell table:style-name="ce38" office:value-type="string">
            <text:p>Centipede (Flamer+TAG+ECM)</text:p>
          </table:table-cell>
          <table:table-cell office:value-type="string">
            <text:p>J Edgar EWAR (2xMBL+BAP+TAG)</text:p>
          </table:table-cell>
          <table:table-cell table:style-name="ce38" office:value-type="string">
            <text:p>Minion EWAR (2xMPL+TA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38" office:value-type="string">
            <text:p>Scorpion (AC5+MG)</text:p>
          </table:table-cell>
          <table:table-cell table:style-name="ce56" office:value-type="string">
            <text:p>Scimitar (AC5+SRM4)</text:p>
          </table:table-cell>
          <table:table-cell table:style-name="ce57" office:value-type="string">
            <text:p>Plainsman (2xSRM6+SRM2)</text:p>
          </table:table-cell>
          <table:table-cell table:style-name="ce57" office:value-type="string">
            <text:p>Harasser (2xSRM6)</text:p>
          </table:table-cell>
          <table:table-cell table:style-name="ce57" office:value-type="string">
            <text:p>Plainsman (2xSRM6+SRM2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7" office:value-type="string">
            <text:p>Harasser (2xSRM6)</text:p>
          </table:table-cell>
          <table:table-cell table:style-name="ce38" office:value-type="string">
            <text:p>Saracen MRM (MRM20+SSRM2)</text:p>
          </table:table-cell>
          <table:table-cell table:style-name="ce38" office:value-type="string">
            <text:p>Scorpion (AC5+MG)</text:p>
          </table:table-cell>
          <table:table-cell table:style-name="ce57" office:value-type="string">
            <text:p>Galleon 102 (MPL+2xMBL+BAP)</text:p>
          </table:table-cell>
          <table:table-cell table:style-name="ce38" office:value-type="string">
            <text:p>Scorpion (AC5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/>
          <table:table-cell office:value-type="string">
            <text:p>Saladin (AC20)</text:p>
          </table:table-cell>
          <table:table-cell/>
          <table:table-cell table:style-name="ce57" office:value-type="string">
            <text:p>Main Gauche (Lgauss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5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56"/>
          <table:table-cell/>
          <table:table-cell table:style-name="ce5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56" table:number-columns-repeated="2"/>
          <table:table-cell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MEDIUM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7" office:value-type="string">
            <text:p>Goblin IFV (LPL+SRM6+2xMG+AMS)</text:p>
          </table:table-cell>
          <table:table-cell table:style-name="ce56" office:value-type="string">
            <text:p>Sabaku Kaze (4xMBL+2xSRM4+2xSBL)</text:p>
          </table:table-cell>
          <table:table-cell table:style-name="ce57" office:value-type="string">
            <text:p>Vedette (UAC5+2xMBL+MG)</text:p>
          </table:table-cell>
          <table:table-cell table:style-name="ce57" office:value-type="string">
            <text:p>Goblin IFV (LPL+SRM6+2xMG+AMS)</text:p>
          </table:table-cell>
          <table:table-cell table:style-name="ce57" office:value-type="string">
            <text:p>Vedette L(LBX5+2xMBL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7" office:value-type="string">
            <text:p>Vedette (UAC5+2xMBL+MG)</text:p>
          </table:table-cell>
          <table:table-cell table:style-name="ce56" office:value-type="string">
            <text:p>Bulldog (LBL+2xSRM4+MG)</text:p>
          </table:table-cell>
          <table:table-cell table:style-name="ce57" office:value-type="string">
            <text:p>Myrmidon (PPC+SRM6)</text:p>
          </table:table-cell>
          <table:table-cell office:value-type="string">
            <text:p>Hetzer (AC20)</text:p>
          </table:table-cell>
          <table:table-cell table:style-name="ce56" office:value-type="string">
            <text:p>Regulator (Gaus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office:value-type="string">
            <text:p>Musketeer (RAC5+2xSSRM2)</text:p>
          </table:table-cell>
          <table:table-cell/>
          <table:table-cell table:style-name="ce56" office:value-type="string">
            <text:p>Glaive (ERLBL+LRM15+2xMG)</text:p>
          </table:table-cell>
          <table:table-cell table:style-name="ce57" office:value-type="string">
            <text:p>Vedette M (Lgauss)</text:p>
          </table:table-cell>
          <table:table-cell table:style-name="ce57" office:value-type="string">
            <text:p>Predator (AC2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56"/>
          <table:table-cell/>
          <table:table-cell table:style-name="ce56"/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3"/>
          <table:table-cell table:style-name="ce5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23"/>
          <table:table-cell table:number-columns-repeated="3"/>
          <table:table-cell table:style-name="ce56"/>
          <table:table-cell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56" table:number-columns-repeated="2"/>
          <table:table-cell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HEAVY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38" office:value-type="string">
            <text:p>Morningstar (AC10+3xMG)</text:p>
          </table:table-cell>
          <table:table-cell table:style-name="ce56" office:value-type="string">
            <text:p>Tokugawa (LBX10+SSRM6+2xMPL)</text:p>
          </table:table-cell>
          <table:table-cell table:style-name="ce57" office:value-type="string">
            <text:p>Patton (AC10+LRM5+SBL+Flamer)</text:p>
          </table:table-cell>
          <table:table-cell office:value-type="string">
            <text:p>Gallant (AC10+LRM10+SRM2+4xMG)</text:p>
          </table:table-cell>
          <table:table-cell table:style-name="ce57" office:value-type="string">
            <text:p>Po (AC10+2x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38" office:value-type="string">
            <text:p>Manticore (PPC+LRM10+SRM6+MBL)</text:p>
          </table:table-cell>
          <table:table-cell table:style-name="ce38" office:value-type="string">
            <text:p>Manticore K (PPC+SSRM4+LRM10+SSRM2)</text:p>
          </table:table-cell>
          <table:table-cell table:style-name="ce57" office:value-type="string">
            <text:p>Rommel (AC20+LRM5+SBL)</text:p>
          </table:table-cell>
          <table:table-cell table:style-name="ce38" office:value-type="string">
            <text:p>Manticore (PPC+LRM10+SRM6+MBL)</text:p>
          </table:table-cell>
          <table:table-cell table:style-name="ce56" office:value-type="string">
            <text:p>Brutus (2xLBL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office:value-type="string">
            <text:p>Typhoon (AC20+4xSSRM2+SRM6+2xMPL+SPL+BAP)</text:p>
          </table:table-cell>
          <table:table-cell/>
          <table:table-cell table:style-name="ce38" office:value-type="string">
            <text:p>Manticore S (LPL+LRM10+SRM6+SSRM2)</text:p>
          </table:table-cell>
          <table:table-cell table:style-name="ce56" office:value-type="string">
            <text:p>SRM Carrier (10xSRM6)</text:p>
          </table:table-cell>
          <table:table-cell table:style-name="ce56" office:value-type="string">
            <text:p>Zhukov (2xLBX10+SRM4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7" office:value-type="string">
            <text:p>Manteuffel (RAC5+3xERMBL+ECM)</text:p>
          </table:table-cell>
          <table:table-cell table:style-name="ce56"/>
          <table:table-cell table:style-name="ce57" office:value-type="string">
            <text:p>Manteuffel S (HGauss+MBL+ERSBL)</text:p>
          </table:table-cell>
          <table:table-cell table:style-name="ce56"/>
          <table:table-cell office:value-type="string">
            <text:p>Pixiu (Gauss+LRM5+Flamer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/>
          <table:table-cell/>
          <table:table-cell table:style-name="ce56"/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/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3"/>
          <table:table-cell table:style-name="ce5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26"/>
          <table:table-cell table:style-name="ce56"/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23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ASSAULT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38" office:value-type="string">
            <text:p>Demolisher (2xAC20)</text:p>
          </table:table-cell>
          <table:table-cell table:style-name="ce56" office:value-type="string">
            <text:p>Narukami (Gauss+2xPPC+2xAMS)</text:p>
          </table:table-cell>
          <table:table-cell table:style-name="ce56" office:value-type="string">
            <text:p>Gurteltier (Gauss+ERPPC+LRM10+3xMG)</text:p>
          </table:table-cell>
          <table:table-cell table:style-name="ce56" office:value-type="string">
            <text:p>Ontos Mk II (4xMBL+3xMPL+LRM15+SRM6+SRM4)</text:p>
          </table:table-cell>
          <table:table-cell table:style-name="ce57" office:value-type="string">
            <text:p>Behemoth (2xAC10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office:value-type="string">
            <text:p>Glory (RAC5+2xLRM15+2xERMBL)</text:p>
          </table:table-cell>
          <table:table-cell table:style-name="ce56" office:value-type="string">
            <text:p>Schrek C3 (2xPPC+1xLPPC+ECM+AMS)</text:p>
          </table:table-cell>
          <table:table-cell table:style-name="ce56" office:value-type="string">
            <text:p>Fortune (2xLBX20)</text:p>
          </table:table-cell>
          <table:table-cell table:style-name="ce56" office:value-type="string">
            <text:p>Ontos Mk IILG (3xLGauss+2xERMBL)</text:p>
          </table:table-cell>
          <table:table-cell table:style-name="ce57" office:value-type="string">
            <text:p>Schrek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office:value-type="string">
            <text:p>Challenger (Gauss+LBX10+LRM10+2xMPL+2xSSRM2+SPL+AMS)</text:p>
          </table:table-cell>
          <table:table-cell table:style-name="ce56"/>
          <table:table-cell table:style-name="ce26" office:value-type="string">
            <text:p>DI Morgan (3xERPPC+2xMG)</text:p>
          </table:table-cell>
          <table:table-cell table:style-name="ce26"/>
          <table:table-cell table:style-name="ce56" office:value-type="string">
            <text:p>Devastator (2xAC20+3xS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6" office:value-type="string">
            <text:p>Alacorn (3xGauss)</text:p>
          </table:table-cell>
          <table:table-cell table:style-name="ce56"/>
          <table:table-cell table:style-name="ce26" office:value-type="string">
            <text:p>Alacorn VII (2xHGauss)</text:p>
          </table:table-cell>
          <table:table-cell table:style-name="ce5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 table:number-columns-repeated="2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3">
          <table:table-cell table:style-name="ce23"/>
          <table:table-cell/>
          <table:table-cell table:style-name="ce5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APC</text:p>
          </table:table-cell>
          <table:table-cell/>
          <table:table-cell table:style-name="ce57" office:value-type="string">
            <text:p>Badger (3xERMBL+SSRM2)</text:p>
          </table:table-cell>
          <table:table-cell table:style-name="ce56" office:value-type="string">
            <text:p>Mamono (SnubPPC+MRM40+MG+AMS)</text:p>
          </table:table-cell>
          <table:table-cell table:style-name="ce56" office:value-type="string">
            <text:p>Maxim 2xERMBL+SSRM6+TAG</text:p>
          </table:table-cell>
          <table:table-cell table:style-name="ce26" office:value-type="string">
            <text:p>Thang-Ta (2xERSBL)</text:p>
          </table:table-cell>
          <table:table-cell table:style-name="ce56" office:value-type="string">
            <text:p>Blizzard (1xLRM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2">
          <table:table-cell table:style-name="ce23"/>
          <table:table-cell/>
          <table:table-cell table:style-name="ce5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56"/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3"/>
          <table:table-cell/>
          <table:table-cell table:style-name="ce56" table:number-columns-repeated="5"/>
          <table:table-cell table:number-columns-repeated="1017"/>
        </table:table-row>
        <table:table-row table:style-name="ro4">
          <table:table-cell table:style-name="ce23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3" office:value-type="string">
            <text:p>LRM Support</text:p>
          </table:table-cell>
          <table:table-cell/>
          <table:table-cell table:style-name="ce57" office:value-type="string">
            <text:p>Striker (LRM15+2xSSRM2)</text:p>
          </table:table-cell>
          <table:table-cell table:style-name="ce57" office:value-type="string">
            <text:p>Saracen (LRM10+SRM6)</text:p>
          </table:table-cell>
          <table:table-cell table:style-name="ce38" office:value-type="string">
            <text:p>Hunter (2xLRM15)</text:p>
          </table:table-cell>
          <table:table-cell table:style-name="ce56" office:value-type="string">
            <text:p>Stygian (LRM15+2xERMBL)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56" office:value-type="string">
            <text:p>Pilum (2xLRM15+2xMPL+2xSSRM2)</text:p>
          </table:table-cell>
          <table:table-cell/>
          <table:table-cell table:style-name="ce56" office:value-type="string">
            <text:p>SturmFeur (2xLRM20+2xMG)</text:p>
          </table:table-cell>
          <table:table-cell table:style-name="ce57" office:value-type="string">
            <text:p>LRM Carrier (3xLRM20)</text:p>
          </table:table-cell>
          <table:table-cell table:number-columns-repeated="1018"/>
        </table:table-row>
        <table:table-row table:style-name="ro4">
          <table:table-cell table:style-name="ce23"/>
          <table:table-cell table:number-columns-repeated="1023"/>
        </table:table-row>
        <table:table-row table:style-name="ro4">
          <table:table-cell table:style-name="ce23" office:value-type="string">
            <text:p>Artillery</text:p>
          </table:table-cell>
          <table:table-cell/>
          <table:table-cell table:style-name="ce57" office:value-type="string">
            <text:p>Marksman (Sniper+2xERSBL)</text:p>
          </table:table-cell>
          <table:table-cell office:value-type="string">
            <text:p>Ballista (Sniper+3xMG)</text:p>
          </table:table-cell>
          <table:table-cell table:style-name="ce57" office:value-type="string">
            <text:p>Marksman (Sniper+2xERSBL)</text:p>
          </table:table-cell>
          <table:table-cell table:style-name="ce56" office:value-type="string">
            <text:p>Thumper (1xArtillery+2xERSBL+4xMG)</text:p>
          </table:table-cell>
          <table:table-cell office:value-type="string">
            <text:p>Ballista (Sniper+3xMG)</text:p>
          </table:table-cell>
          <table:table-cell table:number-columns-repeated="1017"/>
        </table:table-row>
        <table:table-row table:style-name="ro4">
          <table:table-cell table:style-name="ce23"/>
          <table:table-cell/>
          <table:table-cell office:value-type="string">
            <text:p>Pilum Arrow (1xArrow+2xMPL+2xSSRM2)</text:p>
          </table:table-cell>
          <table:table-cell table:style-name="ce56" office:value-type="string">
            <text:p>Schiltron (2xArrow+2xMBL+4xSBL)</text:p>
          </table:table-cell>
          <table:table-cell table:style-name="ce56" office:value-type="string">
            <text:p>Chaparral (1xArrow+2xMBL+SRM6)</text:p>
          </table:table-cell>
          <table:table-cell table:style-name="ce56"/>
          <table:table-cell table:style-name="ce56" office:value-type="string">
            <text:p>Padilla (1xArrow+2xMPL+TAG+AMS)</text:p>
          </table:table-cell>
          <table:table-cell table:number-columns-repeated="1017"/>
        </table:table-row>
        <table:table-row table:style-name="ro4" table:number-rows-repeated="3">
          <table:table-cell table:style-name="ce23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3" office:value-type="string">
            <text:p>Light Fighter</text:p>
          </table:table-cell>
          <table:table-cell/>
          <table:table-cell table:style-name="ce26" office:value-type="string">
            <text:p>Sparrowhawk (2xMPL+2xMBL)</text:p>
          </table:table-cell>
          <table:table-cell table:style-name="ce26" office:value-type="string">
            <text:p>Sabre (1xLPPC+2xERMBL)</text:p>
          </table:table-cell>
          <table:table-cell table:style-name="ce26" office:value-type="string">
            <text:p>Centurion (3xMBL)</text:p>
          </table:table-cell>
          <table:table-cell table:style-name="ce26" office:value-type="string">
            <text:p>Cheetah (4xERMBL+1xSBL)</text:p>
          </table:table-cell>
          <table:table-cell table:style-name="ce26" office:value-type="string">
            <text:p>Guardian (1xSRM6)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>
            <text:p>Thrush (3xERMBL)</text:p>
          </table:table-cell>
          <table:table-cell table:number-columns-repeated="1017"/>
        </table:table-row>
        <table:table-row table:style-name="ro4">
          <table:table-cell/>
          <table:table-cell table:style-name="ce44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Corsair (2xERLBL+2xMBL+4xSBL)</text:p>
          </table:table-cell>
          <table:table-cell office:value-type="string">
            <text:p>Oni (MRM30+2xERLBL+ERSBL)</text:p>
          </table:table-cell>
          <table:table-cell office:value-type="string">
            <text:p>Lucifer (2xERLBL+LRM20+2xSSRM2+MPL)</text:p>
          </table:table-cell>
          <table:table-cell office:value-type="string">
            <text:p>Stingray (2xERLBL+1xERPPC+2xMBL)</text:p>
          </table:table-cell>
          <table:table-cell office:value-type="string">
            <text:p>Defiance (Gauss+2xMPL+2xERMBL+2xERSBL)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Dagger (RAC5+4xERMBL)</text:p>
          </table:table-cell>
          <table:table-cell table:number-columns-repeated="2"/>
          <table:table-cell office:value-type="string">
            <text:p>Lancer (2xLPL+1xLRM10)</text:p>
          </table:table-cell>
          <table:table-cell table:number-columns-repeated="1018"/>
        </table:table-row>
        <table:table-row table:style-name="ro4">
          <table:table-cell/>
          <table:table-cell table:style-name="ce44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44"/>
          <table:table-cell office:value-type="string">
            <text:p>Eagle (2xPPC+4xMBL)</text:p>
          </table:table-cell>
          <table:table-cell office:value-type="string">
            <text:p>SL-15K Slayer (1xLBX10+6xERMBL)</text:p>
          </table:table-cell>
          <table:table-cell office:value-type="string">
            <text:p>Eagle (3xLBL+4xERMBL)</text:p>
          </table:table-cell>
          <table:table-cell office:value-type="string">
            <text:p>Eagle (3xLBL+4xMBL)</text:p>
          </table:table-cell>
          <table:table-cell office:value-type="string">
            <text:p>Transgressor TR-13A (3xERLBL+4xMBL)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44"/>
          <table:table-cell table:number-columns-repeated="1022"/>
        </table:table-row>
        <table:table-row table:style-name="ro4">
          <table:table-cell office:value-type="string">
            <text:p>Assault/Omni Fighter</text:p>
          </table:table-cell>
          <table:table-cell/>
          <table:table-cell office:value-type="string">
            <text:p>Thunderbird (3xERLBL+5xMBL+2xLRM20)</text:p>
          </table:table-cell>
          <table:table-cell office:value-type="string">
            <text:p>Tatsu (1xMRM10+2xLPL+2xMBL+2xMPL+MRM30)</text:p>
          </table:table-cell>
          <table:table-cell office:value-type="string">
            <text:p>Eisensturm (2xGauss+2xLBL+2xMBL)</text:p>
          </table:table-cell>
          <table:table-cell office:value-type="string">
            <text:p>Shiva (LBX20+4xLPL+SRM6+ERSBL)</text:p>
          </table:table-cell>
          <table:table-cell office:value-type="string">
            <text:p>Transgressor TR-14 (1xAC20,3xMBL)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hippewa (2xLRM15+4xLPL+2xSPL+2xMPL+SRM6)</text:p>
          </table:table-cell>
          <table:table-cell office:value-type="string">
            <text:p>Riever (AC20+4xSRM6+LRM10)</text:p>
          </table:table-cell>
          <table:table-cell office:value-type="string">
            <text:p>Transgressor TR-16 (2xGauss,3xMBL)</text:p>
          </table:table-cell>
          <table:table-cell table:number-columns-repeated="1017"/>
        </table:table-row>
        <table:table-row table:style-name="ro4" table:number-rows-repeated="6">
          <table:table-cell table:number-columns-repeated="1024"/>
        </table:table-row>
        <table:table-row table:style-name="ro4" table:number-rows-repeated="5">
          <table:table-cell table:style-name="ce23"/>
          <table:table-cell/>
          <table:table-cell table:style-name="ce56" table:number-columns-repeated="5"/>
          <table:table-cell table:number-columns-repeated="1017"/>
        </table:table-row>
        <table:table-row table:style-name="ro14">
          <table:table-cell table:style-name="ce1" office:value-type="string">
            <text:p>ALT VEHICLES</text:p>
          </table:table-cell>
          <table:table-cell/>
          <table:table-cell table:style-name="ce58" table:number-columns-repeated="5"/>
          <table:table-cell table:number-columns-repeated="1017"/>
        </table:table-row>
        <table:table-row table:style-name="ro4">
          <table:table-cell table:style-name="ce23"/>
          <table:table-cell/>
          <table:table-cell table:style-name="ce56" table:number-columns-repeated="5"/>
          <table:table-cell table:number-columns-repeated="1017"/>
        </table:table-row>
        <table:table-row table:style-name="ro4">
          <table:table-cell table:style-name="ce23" office:value-type="string">
            <text:p>LIGHT</text:p>
          </table:table-cell>
          <table:table-cell/>
          <table:table-cell table:number-columns-repeated="5" table:style-name="ce56" office:value-type="string">
            <text:p>Scorpion (AC5+MG)</text:p>
          </table:table-cell>
          <table:table-cell table:number-columns-repeated="1017"/>
        </table:table-row>
        <table:table-row table:style-name="ro4">
          <table:table-cell table:style-name="ce23"/>
          <table:table-cell/>
          <table:table-cell table:number-columns-repeated="5" table:style-name="ce56" office:value-type="string">
            <text:p>Harasser (2xSRM6)</text:p>
          </table:table-cell>
          <table:table-cell table:number-columns-repeated="1017"/>
        </table:table-row>
        <table:table-row table:style-name="ro4" table:number-rows-repeated="5">
          <table:table-cell table:style-name="ce23"/>
          <table:table-cell/>
          <table:table-cell table:style-name="ce56" table:number-columns-repeated="5"/>
          <table:table-cell table:number-columns-repeated="1017"/>
        </table:table-row>
        <table:table-row table:style-name="ro4">
          <table:table-cell table:style-name="ce23"/>
          <table:table-cell/>
          <table:table-cell table:style-name="ce60"/>
          <table:table-cell table:style-name="ce56"/>
          <table:table-cell table:style-name="ce60"/>
          <table:table-cell table:style-name="ce56"/>
          <table:table-cell table:style-name="ce60"/>
          <table:table-cell table:number-columns-repeated="1017"/>
        </table:table-row>
        <table:table-row table:style-name="ro4">
          <table:table-cell table:style-name="ce23"/>
          <table:table-cell/>
          <table:table-cell table:style-name="ce60"/>
          <table:table-cell table:style-name="ce56"/>
          <table:table-cell table:style-name="ce60" table:number-columns-repeated="3"/>
          <table:table-cell table:number-columns-repeated="1017"/>
        </table:table-row>
        <table:table-row table:style-name="ro4">
          <table:table-cell table:style-name="ce23" office:value-type="string">
            <text:p>MEDIUM</text:p>
          </table:table-cell>
          <table:table-cell/>
          <table:table-cell table:style-name="ce60" office:value-type="string">
            <text:p>Vedette (UAC5+2xMBL+MG)</text:p>
          </table:table-cell>
          <table:table-cell table:style-name="ce60" office:value-type="string">
            <text:p>Vedette (UAC5+2xMBL+MG)</text:p>
          </table:table-cell>
          <table:table-cell table:style-name="ce60" office:value-type="string">
            <text:p>Vedette (UAC5+2xMBL+MG)</text:p>
          </table:table-cell>
          <table:table-cell table:style-name="ce60" office:value-type="string">
            <text:p>Vedette M (Lgauss)</text:p>
          </table:table-cell>
          <table:table-cell table:style-name="ce60" office:value-type="string">
            <text:p>Vedette (UAC5+2xMBL+MG)</text:p>
          </table:table-cell>
          <table:table-cell table:number-columns-repeated="1017"/>
        </table:table-row>
        <table:table-row table:style-name="ro4">
          <table:table-cell table:style-name="ce23"/>
          <table:table-cell/>
          <table:table-cell table:number-columns-repeated="5" table:style-name="ce56" office:value-type="string">
            <text:p>Bulldog (LBL+2xSRM4+MG)</text:p>
          </table:table-cell>
          <table:table-cell table:number-columns-repeated="1017"/>
        </table:table-row>
        <table:table-row table:style-name="ro4">
          <table:table-cell table:style-name="ce23"/>
          <table:table-cell/>
          <table:table-cell table:style-name="ce63" office:value-type="string">
            <text:p>Goblin IFV (LPL+SRM6+2xMG+AMS+BA)</text:p>
          </table:table-cell>
          <table:table-cell table:style-name="ce63" office:value-type="string">
            <text:p>Saladin (AC20)</text:p>
          </table:table-cell>
          <table:table-cell table:style-name="ce68" office:value-type="string">
            <text:p>Myrmidon (PPC+SRM6)</text:p>
          </table:table-cell>
          <table:table-cell table:style-name="ce64" office:value-type="string">
            <text:p>Hetzer (AC20)</text:p>
          </table:table-cell>
          <table:table-cell table:style-name="ce63" office:value-type="string">
            <text:p>Predator (AC20)</text:p>
          </table:table-cell>
          <table:table-cell table:number-columns-repeated="1017"/>
        </table:table-row>
        <table:table-row table:style-name="ro4">
          <table:table-cell table:style-name="ce23"/>
          <table:table-cell/>
          <table:table-cell table:style-name="ce60"/>
          <table:table-cell table:style-name="ce63" office:value-type="string">
            <text:p>Scimitar (AC5+SRM4)</text:p>
          </table:table-cell>
          <table:table-cell table:style-name="ce60" table:number-columns-repeated="3"/>
          <table:table-cell table:number-columns-repeated="1017"/>
        </table:table-row>
        <table:table-row table:style-name="ro4">
          <table:table-cell table:style-name="ce23"/>
          <table:table-cell/>
          <table:table-cell table:style-name="ce56"/>
          <table:table-cell table:style-name="ce60"/>
          <table:table-cell table:style-name="ce56" table:number-columns-repeated="3"/>
          <table:table-cell table:number-columns-repeated="1017"/>
        </table:table-row>
        <table:table-row table:style-name="ro4" table:number-rows-repeated="2">
          <table:table-cell table:style-name="ce23"/>
          <table:table-cell/>
          <table:table-cell table:style-name="ce60" table:number-columns-repeated="5"/>
          <table:table-cell table:number-columns-repeated="1017"/>
        </table:table-row>
        <table:table-row table:style-name="ro4" table:number-rows-repeated="2">
          <table:table-cell table:style-name="ce23"/>
          <table:table-cell/>
          <table:table-cell table:style-name="ce56" table:number-columns-repeated="5"/>
          <table:table-cell table:number-columns-repeated="1017"/>
        </table:table-row>
        <table:table-row table:style-name="ro4">
          <table:table-cell table:style-name="ce23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3" office:value-type="string">
            <text:p>HEAVY</text:p>
          </table:table-cell>
          <table:table-cell/>
          <table:table-cell table:style-name="ce26" office:value-type="string">
            <text:p>Manticore (PPC+LRM10+SRM6+MBL)</text:p>
          </table:table-cell>
          <table:table-cell table:style-name="ce26" office:value-type="string">
            <text:p>Manticore (PPC+LRM10+SRM6+MBL)</text:p>
          </table:table-cell>
          <table:table-cell table:style-name="ce26" office:value-type="string">
            <text:p>Manticore (PPC+LRM10+SRM6+MBL)</text:p>
          </table:table-cell>
          <table:table-cell table:style-name="ce26" office:value-type="string">
            <text:p>Manticore (PPC+LRM10+SRM6+MBL)</text:p>
          </table:table-cell>
          <table:table-cell table:style-name="ce26" office:value-type="string">
            <text:p>Manticore (PPC+LRM10+SRM6+MBL)</text:p>
          </table:table-cell>
          <table:table-cell table:number-columns-repeated="1017"/>
        </table:table-row>
        <table:table-row table:style-name="ro4">
          <table:table-cell table:style-name="ce23"/>
          <table:table-cell/>
          <table:table-cell table:style-name="ce64" office:value-type="string">
            <text:p>Tiger (AC10+SRM4+3xMG)</text:p>
          </table:table-cell>
          <table:table-cell table:style-name="ce64" office:value-type="string">
            <text:p>Tokugawa (LBX10+SSRM6+2xMPL)</text:p>
          </table:table-cell>
          <table:table-cell table:style-name="ce64" office:value-type="string">
            <text:p>Patton (AC10+LRM5+SBL+Flamer)</text:p>
          </table:table-cell>
          <table:table-cell table:style-name="ce64" office:value-type="string">
            <text:p>Gallant (AC10+LRM10+SRM2+4xMG)</text:p>
          </table:table-cell>
          <table:table-cell table:style-name="ce64" office:value-type="string">
            <text:p>Po (AC10+2xMG)</text:p>
          </table:table-cell>
          <table:table-cell table:number-columns-repeated="1017"/>
        </table:table-row>
        <table:table-row table:style-name="ro4">
          <table:table-cell table:style-name="ce23"/>
          <table:table-cell/>
          <table:table-cell table:style-name="ce64" office:value-type="string">
            <text:p>Manteuffel (RAC5+3xERMBL+ECM)</text:p>
          </table:table-cell>
          <table:table-cell table:style-name="ce64"/>
          <table:table-cell table:style-name="ce64" office:value-type="string">
            <text:p>Rommel (AC20+LRM5+SBL)</text:p>
          </table:table-cell>
          <table:table-cell table:style-name="ce64" office:value-type="string">
            <text:p>SRM Carrier (10xSRM6)</text:p>
          </table:table-cell>
          <table:table-cell table:style-name="ce64" office:value-type="string">
            <text:p>Brutus (2xLBL+LRM20+2xSRM6)</text:p>
          </table:table-cell>
          <table:table-cell table:number-columns-repeated="1017"/>
        </table:table-row>
        <table:table-row table:style-name="ro4">
          <table:table-cell table:style-name="ce23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3"/>
          <table:table-cell/>
          <table:table-cell table:style-name="ce60" table:number-columns-repeated="2"/>
          <table:table-cell table:style-name="ce26"/>
          <table:table-cell table:style-name="ce60"/>
          <table:table-cell table:style-name="ce26"/>
          <table:table-cell table:number-columns-repeated="1017"/>
        </table:table-row>
        <table:table-row table:style-name="ro4" table:number-rows-repeated="3">
          <table:table-cell table:style-name="ce23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3" office:value-type="string">
            <text:p>ASSAULT</text:p>
          </table:table-cell>
          <table:table-cell/>
          <table:table-cell table:number-columns-repeated="5" table:style-name="ce26" office:value-type="string">
            <text:p>Demolisher (2xAC20)</text:p>
          </table:table-cell>
          <table:table-cell table:number-columns-repeated="1017"/>
        </table:table-row>
        <table:table-row table:style-name="ro4">
          <table:table-cell table:style-name="ce23"/>
          <table:table-cell/>
          <table:table-cell table:number-columns-repeated="5" table:style-name="ce26" office:value-type="string">
            <text:p>Behemoth (2xAC10+LRM20+2xSRM6)</text:p>
          </table:table-cell>
          <table:table-cell table:number-columns-repeated="1017"/>
        </table:table-row>
        <table:table-row table:style-name="ro4">
          <table:table-cell table:style-name="ce23"/>
          <table:table-cell/>
          <table:table-cell table:style-name="ce64" office:value-type="string">
            <text:p>Challenger (Gauss+LBX10+LRM10+2xMPL+2xSSRM2+SPL+AMS)</text:p>
          </table:table-cell>
          <table:table-cell table:style-name="ce68" office:value-type="string">
            <text:p>Narukami (Gauss+2xPPC+2xAMS)</text:p>
          </table:table-cell>
          <table:table-cell table:style-name="ce64" office:value-type="string">
            <text:p>Gurteltier (Gauss+ERPPC+LRM10+3xMG)</text:p>
          </table:table-cell>
          <table:table-cell table:style-name="ce68" office:value-type="string">
            <text:p>Ontos Mk II (4xMBL+3xMPL+LRM15+SRM6+SRM4)</text:p>
          </table:table-cell>
          <table:table-cell table:style-name="ce64" office:value-type="string">
            <text:p>Schrek (3xPPC)</text:p>
          </table:table-cell>
          <table:table-cell table:number-columns-repeated="1017"/>
        </table:table-row>
        <table:table-row table:style-name="ro4" table:number-rows-repeated="2">
          <table:table-cell table:style-name="ce23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3" office:value-type="string">
            <text:p>LRM Support</text:p>
          </table:table-cell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number-columns-repeated="2"/>
          <table:table-cell table:number-columns-repeated="5" office:value-type="string">
            <text:p>Hunter (2xLRM15)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number-columns-repeated="5" table:style-name="ce26" office:value-type="string">
            <text:p>LRM Carrier (3xLRM20)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4" office:value-type="string">
            <text:p>Pilum (2xLRM15+2xMPL+2xSSRM2)</text:p>
          </table:table-cell>
          <table:table-cell table:style-name="ce64" office:value-type="string">
            <text:p>Schiltron B (4xLRM15+MBL+2xSBL)</text:p>
          </table:table-cell>
          <table:table-cell table:style-name="ce64" office:value-type="string">
            <text:p>SturmFeur (2xLRM20+2xMG)</text:p>
          </table:table-cell>
          <table:table-cell table:number-columns-repeated="2" table:style-name="ce64" office:value-type="string">
            <text:p>LRM Carrier (3xLRM20)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rtillery</text:p>
          </table:table-cell>
          <table:table-cell table:number-columns-repeated="1023"/>
        </table:table-row>
        <table:table-row table:style-name="ro4">
          <table:table-cell table:number-columns-repeated="2"/>
          <table:table-cell table:number-columns-repeated="5" office:value-type="string">
            <text:p>Marksman (Sniper+2xERSBL)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4" office:value-type="string">
            <text:p>Padilla (1xArrow+2xMPL+TAG+AMS)</text:p>
          </table:table-cell>
          <table:table-cell table:style-name="ce68" office:value-type="string">
            <text:p>Schiltron (2xArrow+2xMBL+4xSBL)</text:p>
          </table:table-cell>
          <table:table-cell table:number-columns-repeated="3" table:style-name="ce64" office:value-type="string">
            <text:p>Padilla (1xArrow+2xMPL+TAG+AMS)</text:p>
          </table:table-cell>
          <table:table-cell table:number-columns-repeated="1017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style-name="ce60"/>
          <table:table-cell table:style-name="ce56" table:number-columns-repeated="3"/>
          <table:table-cell table:number-columns-repeated="1017"/>
        </table:table-row>
        <table:table-row table:style-name="ro4">
          <table:table-cell table:number-columns-repeated="5"/>
          <table:table-cell table:style-name="ce56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60"/>
          <table:table-cell table:number-columns-repeated="1020"/>
        </table:table-row>
        <table:table-row table:style-name="ro4">
          <table:table-cell table:number-columns-repeated="3"/>
          <table:table-cell table:style-name="ce26"/>
          <table:table-cell table:number-columns-repeated="102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60"/>
          <table:table-cell table:number-columns-repeated="1020"/>
        </table:table-row>
        <table:table-row table:style-name="ro4" table:number-rows-repeated="10481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70"/>
        <table:table-column table:style-name="co11" table:number-columns-repeated="5" table:default-cell-style-name="Default"/>
        <table:table-column table:style-name="co8" table:number-columns-repeated="1017" table:default-cell-style-name="Default"/>
        <table:table-row table:style-name="ro8">
          <table:table-cell table:style-name="ce1" table:number-columns-spanned="2" table:number-rows-spanned="2"/>
          <table:covered-table-cell table:style-name="ce1"/>
          <table:table-cell table:style-name="ce71" office:value-type="string">
            <text:p>Clan Wolf</text:p>
          </table:table-cell>
          <table:table-cell table:style-name="ce36" office:value-type="string">
            <text:p>Clan Hell's Horses</text:p>
          </table:table-cell>
          <table:table-cell table:style-name="ce72" office:value-type="string">
            <text:p>Clan Ghost Bear</text:p>
          </table:table-cell>
          <table:table-cell table:style-name="ce59" office:value-type="string">
            <text:p>Clan Jade Falcon</text:p>
          </table:table-cell>
          <table:table-cell table:style-name="ce73" office:value-type="string">
            <text:p>Clan Smoke Jaguar</text:p>
          </table:table-cell>
          <table:table-cell table:number-columns-repeated="1017"/>
        </table:table-row>
        <table:table-row table:style-name="ro9">
          <table:covered-table-cell table:style-name="ce50"/>
          <table:covered-table-cell table:style-name="ce53"/>
          <table:table-cell table:style-name="ce24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Moth (Dasher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number-columns-repeated="2" table:style-name="ce38" office:value-type="string">
            <text:p>Prime (2xERMBL+SRM6+SRM4, 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38" office:value-type="string">
            <text:p>A (SSRM4+TAG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38" office:value-type="string">
            <text:p>C (2xLRM5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wler (Baboon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style-name="ce26" office:value-type="string">
            <text:p>Howler 2 (4xATM3)</text:p>
          </table:table-cell>
          <table:table-cell table:style-name="ce26"/>
          <table:table-cell table:number-columns-repeated="2" table:style-name="ce26" office:value-type="string">
            <text:p>Howler (3xLRM5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Howler 2 (4xATM3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ocust IIC</text:p>
          </table:table-cell>
          <table:table-cell table:style-name="ce54" office:value-type="float" office:value="25">
            <text:p>25</text:p>
          </table:table-cell>
          <table:table-cell table:style-name="ce38" office:value-type="string">
            <text:p>5 (2xATM3+ERMBL)</text:p>
          </table:table-cell>
          <table:table-cell table:style-name="ce26" table:number-columns-repeated="2"/>
          <table:table-cell table:style-name="ce38" office:value-type="string">
            <text:p>2 (4xSSRM2+ERMBL)</text:p>
          </table:table-cell>
          <table:table-cell table:style-name="ce38" office:value-type="string">
            <text:p>3 (ERLBL+2xSPL)</text:p>
          </table:table-cell>
          <table:table-cell table:style-name="ce26"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Icestorm</text:p>
          </table:table-cell>
          <table:table-cell table:style-name="ce54" office:value-type="float" office:value="25">
            <text:p>25</text:p>
          </table:table-cell>
          <table:table-cell table:style-name="ce38" office:value-type="string">
            <text:p>1 (1xERMBL+SRM2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Falcon</text:p>
          </table:table-cell>
          <table:table-cell table:style-name="ce54" office:value-type="float" office:value="25">
            <text:p>25</text:p>
          </table:table-cell>
          <table:table-cell table:style-name="ce26" table:number-columns-repeated="3"/>
          <table:table-cell table:style-name="ce26" office:value-type="string">
            <text:p>Prime (2xSSRM4+2xERMBL+MPL+2xERS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Mist Lynx (Koshi)</text:p>
          </table:table-cell>
          <table:table-cell table:style-name="ce54" office:value-type="float" office:value="25">
            <text:p>25</text:p>
          </table:table-cell>
          <table:table-cell table:style-name="ce38" office:value-type="string">
            <text:p>Prime (LRM10+SSRM4+2xMG+BAP+JJ)</text:p>
          </table:table-cell>
          <table:table-cell table:style-name="ce26" table:number-columns-repeated="3"/>
          <table:table-cell table:style-name="ce38" office:value-type="string">
            <text:p>Prime (LRM10+SSRM4+2xMG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38" office:value-type="string">
            <text:p>B (2xSRM6+2xERMBL+ERSBL+BAP+JJ)</text:p>
          </table:table-cell>
          <table:table-cell table:style-name="ce26" table:number-columns-repeated="3"/>
          <table:table-cell table:style-name="ce38" office:value-type="string">
            <text:p>B (2xSRM6+2xERMBL+ERS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38" office:value-type="string">
            <text:p>C (ERLBL+ERMBL+AMS+ECM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38" office:value-type="string">
            <text:p>E (ATM6+4xERSBL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Kit Fox (Uller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Prime (LBX5+ERLBL+SPL+SSRM4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C (ERLBL+SPL+2xMG+3xAMS+TAG+BAP+ECM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Arctic Fox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Prime (ERPPC+2xSRM4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LBX10+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ack Hunter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1 (ERPPC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Arctic Cheetah (Hankyu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4"/>
          <table:table-cell table:style-name="ce26" office:value-type="string">
            <text:p>Prime (2xLRM5+2xERMBL+Flamer+TA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4xERMBL+2xMPL+Flamer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dder (Puma)</text:p>
          </table:table-cell>
          <table:table-cell table:style-name="ce54" office:value-type="float" office:value="35">
            <text:p>35</text:p>
          </table:table-cell>
          <table:table-cell table:number-columns-repeated="3" table:style-name="ce38" office:value-type="string">
            <text:p>Prime (2xPPC+Flamer)</text:p>
          </table:table-cell>
          <table:table-cell table:style-name="ce38" office:value-type="string">
            <text:p>B (LBX5+LPL+2xERMBL+Flamer)</text:p>
          </table:table-cell>
          <table:table-cell table:style-name="ce38" office:value-type="string">
            <text:p>Prime (2xPPC+Flamer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3" table:style-name="ce38" office:value-type="string">
            <text:p>B (LBX5+LPL+2xERMBL+Flamer)</text:p>
          </table:table-cell>
          <table:table-cell table:style-name="ce26"/>
          <table:table-cell table:style-name="ce38" office:value-type="string">
            <text:p>B (LBX5+LPL+2xERMBL+Flamer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Cougar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3"/>
          <table:table-cell table:style-name="ce38" office:value-type="string">
            <text:p>Prime (2xLPL+2xLRM1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38" office:value-type="string">
            <text:p>A (2xLRM20+2xERMBL+SP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38" office:value-type="string">
            <text:p>B (2xERPPC+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rned Owl (Peregrine)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4"/>
          <table:table-cell table:style-name="ce26" office:value-type="string">
            <text:p>1 (LPL+2xMPL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2 (6xLRM5+JJ)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Wolf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Arctic Wolf (6xSRM6,2xSRM4,Nar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Lobo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1 (ERLBL+2xATM6+2xHvyMBL+HvySB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Pouncer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2xERPPC+1xERSBL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LRM15+4x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hantom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ERMBL+LRM5+ERSBL+ECM+TAG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2xSRM4+ERMBL+ERSBL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Viper</text:p>
          </table:table-cell>
          <table:table-cell table:style-name="ce54" office:value-type="float" office:value="40">
            <text:p>40</text:p>
          </table:table-cell>
          <table:table-cell table:style-name="ce26"/>
          <table:table-cell table:number-columns-repeated="2" table:style-name="ce26" office:value-type="string">
            <text:p>Prime (1xSRM4+2xMPL+2xMG+AMS+JJ)</text:p>
          </table:table-cell>
          <table:table-cell table:style-name="ce26" table:number-columns-repeated="1019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A (5xERMBL+SRM6+JJ)</text:p>
          </table:table-cell>
          <table:table-cell table:style-name="ce26" table:number-columns-repeated="1019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Ice Ferret (Fenris)</text:p>
          </table:table-cell>
          <table:table-cell table:style-name="ce54" office:value-type="float" office:value="45">
            <text:p>45</text:p>
          </table:table-cell>
          <table:table-cell table:style-name="ce38" office:value-type="string">
            <text:p>Prime (1xERPPC+1xSSRM2+1xERSBL+BAP)</text:p>
          </table:table-cell>
          <table:table-cell table:style-name="ce26"/>
          <table:table-cell table:style-name="ce26" office:value-type="string">
            <text:p>Prime (ERPPC+SSRM2+ERSBL+BAP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38" office:value-type="string">
            <text:p>B (ERLBL+SRM4+SRM6+SP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38" office:value-type="string">
            <text:p>D (4xMP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ongrel</text:p>
          </table:table-cell>
          <table:table-cell table:style-name="ce54" office:value-type="float" office:value="45">
            <text:p>45</text:p>
          </table:table-cell>
          <table:table-cell table:number-columns-repeated="5" table:style-name="ce26" office:value-type="string">
            <text:p>Prime (1xERLBL+3xERMBL+1xERSBL+S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5" table:style-name="ce26" office:value-type="string">
            <text:p>A (2xLRM15+MPL+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hadow Cat</text:p>
          </table:table-cell>
          <table:table-cell table:style-name="ce54" office:value-type="float" office:value="45">
            <text:p>45</text:p>
          </table:table-cell>
          <table:table-cell table:style-name="ce26" table:number-columns-repeated="4"/>
          <table:table-cell table:style-name="ce38" office:value-type="string">
            <text:p>Prime (Gauss+2xERM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38" office:value-type="string">
            <text:p>A (2xERLBL+SSRM6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38" office:value-type="string">
            <text:p>B(2xALRM15+2xERMBL+BAP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ova (Black Hawk)</text:p>
          </table:table-cell>
          <table:table-cell table:style-name="ce54" office:value-type="float" office:value="50">
            <text:p>50</text:p>
          </table:table-cell>
          <table:table-cell table:style-name="ce26"/>
          <table:table-cell table:number-columns-repeated="2" table:style-name="ce38" office:value-type="string">
            <text:p>Prime (12xERMB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style-name="ce26" office:value-type="string">
            <text:p>A (2xERPPC+MPL+2xAM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Hunchback IIC</text:p>
          </table:table-cell>
          <table:table-cell table:style-name="ce54" office:value-type="float" office:value="50">
            <text:p>50</text:p>
          </table:table-cell>
          <table:table-cell table:number-columns-repeated="5" table:style-name="ce26" office:value-type="string">
            <text:p>(2xUAC/20,2xERMBL,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Black Lanner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3"/>
          <table:table-cell table:style-name="ce26" office:value-type="string">
            <text:p>Prime (ERLBL+LRM10+SRM6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Stormcrow (Ryoken)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2"/>
          <table:table-cell table:number-columns-repeated="3" table:style-name="ce26" office:value-type="string">
            <text:p>Prime (2xERLBL+3x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Hoplite</text:p>
          </table:table-cell>
          <table:table-cell table:style-name="ce54" office:value-type="float" office:value="55">
            <text:p>55</text:p>
          </table:table-cell>
          <table:table-cell table:style-name="ce26" office:value-type="string">
            <text:p>HOP-4Bb (ERPPC+LRM15+ECM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HOP-4C (AC10+LRM5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ad Dog (Vulture)</text:p>
          </table:table-cell>
          <table:table-cell table:style-name="ce54" office:value-type="float" office:value="60">
            <text:p>60</text:p>
          </table:table-cell>
          <table:table-cell table:style-name="ce26" table:number-columns-repeated="2"/>
          <table:table-cell table:style-name="ce26" office:value-type="string">
            <text:p>Prime (2xLRM20+2xLPL+2xMPL)</text:p>
          </table:table-cell>
          <table:table-cell table:style-name="ce26"/>
          <table:table-cell table:style-name="ce26" office:value-type="string">
            <text:p>Prime (2xLRM20+2xLPL+2xM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D (2xATM12+2xERMBL+2xMPL+2xERSBL)</text:p>
          </table:table-cell>
          <table:table-cell table:style-name="ce26"/>
          <table:table-cell table:style-name="ce26" office:value-type="string">
            <text:p>A (ERPPC+LBX5+6x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lass Spider (Galahad)</text:p>
          </table:table-cell>
          <table:table-cell table:style-name="ce54" office:value-type="float" office:value="60">
            <text:p>60</text:p>
          </table:table-cell>
          <table:table-cell table:style-name="ce26" office:value-type="string">
            <text:p>2 (2xLPL+2xMPL+3xSPL)</text:p>
          </table:table-cell>
          <table:table-cell table:number-columns-repeated="4" table:style-name="ce26" office:value-type="string">
            <text:p>1 (2xGauss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inebacker</text:p>
          </table:table-cell>
          <table:table-cell table:style-name="ce54" office:value-type="float" office:value="65">
            <text:p>65</text:p>
          </table:table-cell>
          <table:table-cell table:style-name="ce26" office:value-type="string">
            <text:p>Prime (2xERPPC+SSRM4+LRM5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Ebon Jaguar (Cauldron-Born)</text:p>
          </table:table-cell>
          <table:table-cell table:style-name="ce54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Prime (Gauss+LBX5+LRM10+SRM2+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Hellbringer (Loki)</text:p>
          </table:table-cell>
          <table:table-cell table:style-name="ce54" office:value-type="float" office:value="65">
            <text:p>65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ERLBL+UAC5+LRM20+ERMBL+2xMG+BAP+Narc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mmoner (Thor)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Prime (LBX10+ERPPC+LRM15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LPL+SRM6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owman</text:p>
          </table:table-cell>
          <table:table-cell table:style-name="ce54" office:value-type="float" office:value="70">
            <text:p>70</text:p>
          </table:table-cell>
          <table:table-cell table:style-name="ce26"/>
          <table:table-cell table:style-name="ce26" office:value-type="string">
            <text:p>Bowman (1xArrow+1xLRM20+3xERMBL+4xAPPod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69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rizzly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2"/>
          <table:table-cell table:style-name="ce26" office:value-type="string">
            <text:p>Prime (1xGauss+LPL+LRM10+MPL+SP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Python (Viper)</text:p>
          </table:table-cell>
          <table:table-cell table:style-name="ce54" office:value-type="float" office:value="75">
            <text:p>75</text:p>
          </table:table-cell>
          <table:table-cell table:style-name="ce26"/>
          <table:table-cell table:number-columns-repeated="4" table:style-name="ce26" office:value-type="string">
            <text:p>Prime (2xLPL+2xMPL+4xSPL+2xM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imber Wolf (Mad Cat)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(2xERLBL+2xERMBL+MPL+2xLRM20+2xM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3xMPL+S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E (2xERLBL+2xATM9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Orion IIC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Gauss+2xERLBL+LRM20+SRM4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oodsman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2xERLBL+3xERMBL+2xLRM15+2xMG,MAS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2xMPL+LP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Warhammer IIC</text:p>
          </table:table-cell>
          <table:table-cell table:style-name="ce54" office:value-type="float" office:value="80">
            <text:p>80</text:p>
          </table:table-cell>
          <table:table-cell table:number-columns-repeated="5" table:style-name="ce26" office:value-type="string">
            <text:p>IIC (2xERPPC+5xMPL+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argoyle (Man O War)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LBX5+2x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LPL+MPL+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C (UAC20+6xER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Naga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ArrowIV+3xERSBL)</text:p>
          </table:table-cell>
          <table:table-cell table:style-name="ce26"/>
          <table:table-cell table:number-columns-repeated="3" table:style-name="ce26" office:value-type="string">
            <text:p>Prime (2xArrowIV+3x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Warhawk (Masakari)</text:p>
          </table:table-cell>
          <table:table-cell table:style-name="ce54" office:value-type="float" office:value="85">
            <text:p>85</text:p>
          </table:table-cell>
          <table:table-cell table:style-name="ce26" table:number-columns-repeated="4"/>
          <table:table-cell table:style-name="ce26" office:value-type="string">
            <text:p>Prime (4xERPPC+LRM10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pernova</text:p>
          </table:table-cell>
          <table:table-cell table:style-name="ce54" office:value-type="float" office:value="90">
            <text:p>90</text:p>
          </table:table-cell>
          <table:table-cell table:number-columns-repeated="5" table:style-name="ce26" office:value-type="string">
            <text:p>Prime (6xERL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Turkina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Prime (2xERPPC+2xLRM15+2xLBX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Gauss+2xLRM2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xecutioner (Gladiator)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Prime (1xGauss+2xERLBL+2xMG+JJ+MASC)</text:p>
          </table:table-cell>
          <table:table-cell table:style-name="ce26"/>
          <table:table-cell table:style-name="ce26" office:value-type="string">
            <text:p>Prime (1xGauss+2xERLBL+2xM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B (ERPPC+UAC20+ERMBL+AMS+JJ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mp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IMP-3E (2xERPPC+LPL+LRM15+2xMPL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Jupiter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style-name="ce26" office:value-type="string">
            <text:p>Prime (2xERPPC+2xLRM15+4xUAC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Dire Wolf (Daishi)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4xERLBL+4xMPL+2xUAC5+LRM10)</text:p>
          </table:table-cell>
          <table:table-cell table:style-name="ce26" table:number-columns-repeated="3"/>
          <table:table-cell table:style-name="ce26" office:value-type="string">
            <text:p>Prime (4xERLBL+4xMPL+2xUAC5+LRM10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2xERPPC+2xATM6+4xMPL+SSRM4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tlas II</text:p>
          </table:table-cell>
          <table:table-cell table:style-name="ce54" office:value-type="float" office:value="100">
            <text:p>100</text:p>
          </table:table-cell>
          <table:table-cell table:number-columns-repeated="5" table:style-name="ce26" office:value-type="string">
            <text:p>AS7-D-H (LBX10+2xERLBL+LRM20+SRM6+2xM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ne Rhino (Behemoth)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number-columns-repeated="2" table:style-name="ce26" office:value-type="string">
            <text:p>(2xGauss+2xLPL+1xS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omahawk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2xGauss+2xERLBL+2xMPL+2xSSRM4+AMS)</text:p>
          </table:table-cell>
          <table:table-cell table:style-name="ce26" table:number-columns-repeated="1021"/>
        </table:table-row>
        <table:table-row table:style-name="ro4" table:number-rows-repeated="32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 table:number-rows-repeated="17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Odi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13">
          <table:table-cell office:value-type="string">
            <text:p>Mithras</text:p>
          </table:table-cell>
          <table:table-cell table:style-name="ce53" office:value-type="float" office:value="25">
            <text:p>25</text:p>
          </table:table-cell>
          <table:table-cell table:number-columns-repeated="1022"/>
        </table:table-row>
        <table:table-row table:style-name="ro13">
          <table:table-cell office:value-type="string">
            <text:p>Zorya</text:p>
          </table:table-cell>
          <table:table-cell table:style-name="ce53"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table:style-name="ce53" office:value-type="float" office:value="30">
            <text:p>30</text:p>
          </table:table-cell>
          <table:table-cell table:number-columns-repeated="1022"/>
        </table:table-row>
        <table:table-row table:style-name="ro13">
          <table:table-cell office:value-type="string">
            <text:p>Naco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res</text:p>
          </table:table-cell>
          <table:table-cell table:style-name="ce53" office:value-type="float" office:value="40">
            <text:p>40</text:p>
          </table:table-cell>
          <table:table-cell table:number-columns-repeated="1022"/>
        </table:table-row>
        <table:table-row table:style-name="ro13">
          <table:table-cell office:value-type="string">
            <text:p>Enyo</text:p>
          </table:table-cell>
          <table:table-cell table:style-name="ce53" office:value-type="float" office:value="55">
            <text:p>55</text:p>
          </table:table-cell>
          <table:table-cell table:number-columns-repeated="1022"/>
        </table:table-row>
        <table:table-row table:style-name="ro13">
          <table:table-cell office:value-type="string">
            <text:p>Epona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13">
          <table:table-cell office:value-type="string">
            <text:p>Hachiman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13">
          <table:table-cell office:value-type="string">
            <text:p>Ku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13">
          <table:table-cell office:value-type="string">
            <text:p>Tyr</text:p>
          </table:table-cell>
          <table:table-cell table:style-name="ce53" office:value-type="float" office:value="45">
            <text:p>45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Ishtar</text:p>
          </table:table-cell>
          <table:table-cell table:style-name="ce53" office:value-type="float" office:value="65">
            <text:p>65</text:p>
          </table:table-cell>
          <table:table-cell table:number-columns-repeated="1022"/>
        </table:table-row>
        <table:table-row table:style-name="ro13">
          <table:table-cell office:value-type="string">
            <text:p>Oro</text:p>
          </table:table-cell>
          <table:table-cell table:style-name="ce53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Huit</text:p>
          </table:table-cell>
          <table:table-cell table:style-name="ce53" office:value-type="float" office:value="85">
            <text:p>85</text:p>
          </table:table-cell>
          <table:table-cell table:number-columns-repeated="1022"/>
        </table:table-row>
        <table:table-row table:style-name="ro13">
          <table:table-cell office:value-type="string">
            <text:p>Morrigu</text:p>
          </table:table-cell>
          <table:table-cell table:style-name="ce53"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table:style-name="ce53"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APC</text:p>
          </table:table-cell>
          <table:table-cell table:style-name="ce53"/>
          <table:table-cell office:value-type="string">
            <text:p>Svantovit (2xLRM5+2xSSRM2+2xMG)</text:p>
          </table:table-cell>
          <table:table-cell office:value-type="string">
            <text:p>Svantovit (2xLRM5+2xSSRM2+2xMG)</text:p>
          </table:table-cell>
          <table:table-cell office:value-type="string">
            <text:p>Tyr (1xERLBL+2xSSRM4)</text:p>
          </table:table-cell>
          <table:table-cell office:value-type="string">
            <text:p>Svantovit (2xLRM5+2xSSRM2+2xMG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Artillery</text:p>
          </table:table-cell>
          <table:table-cell table:style-name="ce53"/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Transport VTOL</text:p>
          </table:table-cell>
          <table:table-cell table:style-name="ce53"/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Cardinal</text:p>
          </table:table-cell>
          <table:table-cell table:number-columns-repeated="1018"/>
        </table:table-row>
        <table:table-row table:style-name="ro4" table:number-rows-repeated="5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Light Fighter</text:p>
          </table:table-cell>
          <table:table-cell table:style-name="ce53"/>
          <table:table-cell office:value-type="string">
            <text:p>Bashkir</text:p>
          </table:table-cell>
          <table:table-cell table:number-columns-repeated="3"/>
          <table:table-cell office:value-type="string">
            <text:p>Chaeronea</text:p>
          </table:table-cell>
          <table:table-cell table:number-columns-repeated="1017"/>
        </table:table-row>
        <table:table-row table:style-name="ro6">
          <table:table-cell/>
          <table:table-cell table:style-name="ce53"/>
          <table:table-cell office:value-type="string">
            <text:p>Avar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Medium Fighter</text:p>
          </table:table-cell>
          <table:table-cell table:style-name="ce53"/>
          <table:table-cell office:value-type="string">
            <text:p>Sulla</text:p>
          </table:table-cell>
          <table:table-cell office:value-type="string">
            <text:p>Turk</text:p>
          </table:table-cell>
          <table:table-cell office:value-type="string">
            <text:p>Issus</text:p>
          </table:table-cell>
          <table:table-cell table:number-columns-repeated="1019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Heavy Fighter</text:p>
          </table:table-cell>
          <table:table-cell table:style-name="ce53"/>
          <table:table-cell office:value-type="string">
            <text:p>Jagatai</text:p>
          </table:table-cell>
          <table:table-cell table:number-columns-repeated="2"/>
          <table:table-cell office:value-type="string">
            <text:p>Visigoth</text:p>
          </table:table-cell>
          <table:table-cell office:value-type="string">
            <text:p>Sabutai</text:p>
          </table:table-cell>
          <table:table-cell table:number-columns-repeated="1017"/>
        </table:table-row>
        <table:table-row table:style-name="ro4">
          <table:table-cell/>
          <table:table-cell table:style-name="ce53"/>
          <table:table-cell table:number-columns-repeated="3"/>
          <table:table-cell office:value-type="string">
            <text:p>Batu</text:p>
          </table:table-cell>
          <table:table-cell table:number-columns-repeated="1018"/>
        </table:table-row>
        <table:table-row table:style-name="ro4" table:number-rows-repeated="2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Assault Fighter</text:p>
          </table:table-cell>
          <table:table-cell table:style-name="ce53"/>
          <table:table-cell office:value-type="string">
            <text:p>Hydaspes</text:p>
          </table:table-cell>
          <table:table-cell/>
          <table:table-cell office:value-type="string">
            <text:p>Kirghiz</text:p>
          </table:table-cell>
          <table:table-cell office:value-type="string">
            <text:p>Scytha</text:p>
          </table:table-cell>
          <table:table-cell office:value-type="string">
            <text:p>Xerxes</text:p>
          </table:table-cell>
          <table:table-cell table:number-columns-repeated="1017"/>
        </table:table-row>
        <table:table-row table:style-name="ro13">
          <table:table-cell/>
          <table:table-cell table:style-name="ce53"/>
          <table:table-cell table:number-columns-repeated="2"/>
          <table:table-cell office:value-type="string">
            <text:p>Jengiz</text:p>
          </table:table-cell>
          <table:table-cell table:number-columns-repeated="1019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 table:number-rows-repeated="10483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ther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53"/>
        <table:table-column table:style-name="co11" table:number-columns-repeated="3" table:default-cell-style-name="ce26"/>
        <table:table-column table:style-name="co8" table:number-columns-repeated="1019" table:default-cell-style-name="ce26"/>
        <table:table-row table:style-name="ro8">
          <table:table-cell table:style-name="ce1" table:number-columns-spanned="2" table:number-rows-spanned="2"/>
          <table:covered-table-cell table:style-name="ce1"/>
          <table:table-cell table:style-name="ce61" office:value-type="string">
            <text:p>COMSTAR (COMGUARD)</text:p>
          </table:table-cell>
          <table:table-cell table:style-name="ce62" office:value-type="string">
            <text:p>WORD OF BLAKE</text:p>
          </table:table-cell>
          <table:table-cell table:style-name="ce59" office:value-type="string">
            <text:p>REPUBLIC OF THE SPHERE</text:p>
          </table:table-cell>
          <table:table-cell table:number-columns-repeated="1019"/>
        </table:table-row>
        <table:table-row table:style-name="ro9">
          <table:covered-table-cell table:style-name="ce50"/>
          <table:covered-table-cell/>
          <table:table-cell table:style-name="ce24"/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Hitman</text:p>
          </table:table-cell>
          <table:table-cell table:style-name="ce54" office:value-type="float" office:value="30">
            <text:p>30</text:p>
          </table:table-cell>
          <table:table-cell office:value-type="string">
            <text:p>HM-1(3xMBL+LRM5+TAG+ECM+BAP+MASC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Malak</text:p>
          </table:table-cell>
          <table:table-cell table:style-name="ce54" office:value-type="float" office:value="30">
            <text:p>30</text:p>
          </table:table-cell>
          <table:table-cell/>
          <table:table-cell office:value-type="string">
            <text:p>C-MK-O-P(1xLPPC+ERMBL+SRM2+Flamer)</text:p>
          </table:table-cell>
          <table:table-cell table:number-columns-repeated="1020"/>
        </table:table-row>
        <table:table-row table:style-name="ro4" table:number-rows-repeated="2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Beowulf</text:p>
          </table:table-cell>
          <table:table-cell table:style-name="ce54" office:value-type="float" office:value="45">
            <text:p>45</text:p>
          </table:table-cell>
          <table:table-cell office:value-type="string">
            <text:p>BEO-12(LPL+2xERMBL+TAG+BAP+MASC+JJ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Preta</text:p>
          </table:table-cell>
          <table:table-cell table:style-name="ce54" office:value-type="float" office:value="45">
            <text:p>45</text:p>
          </table:table-cell>
          <table:table-cell/>
          <table:table-cell office:value-type="string">
            <text:p>C-PRT-O-P (SNPPC+LPPC+AMS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Raijin</text:p>
          </table:table-cell>
          <table:table-cell table:style-name="ce54" office:value-type="float" office:value="50">
            <text:p>50</text:p>
          </table:table-cell>
          <table:table-cell office:value-type="string">
            <text:p>RNJ101-A(1xERPPC+3xMPL+SRM6+SSRM2+JJ)</text:p>
          </table:table-cell>
          <table:table-cell table:number-columns-repeated="1021"/>
        </table:table-row>
        <table:table-row table:style-name="ro4">
          <table:table-cell table:style-name="ce26"/>
          <table:table-cell table:style-name="ce54"/>
          <table:table-cell office:value-type="string">
            <text:p>RNJ101-C(LPL+3xERMBL+SSRM6)</text:p>
          </table:table-cell>
          <table:table-cell table:number-columns-repeated="1021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Grim Reaper</text:p>
          </table:table-cell>
          <table:table-cell table:style-name="ce54" office:value-type="float" office:value="55">
            <text:p>55</text:p>
          </table:table-cell>
          <table:table-cell office:value-type="string">
            <text:p>GRM-R-PR29(ERLBL+LRM20+SRM6+MPL+AMS)</text:p>
          </table:table-cell>
          <table:table-cell office:value-type="string">
            <text:p>PR30(ERPPC+ALRM15+ERMBL)</text:p>
          </table:table-cell>
          <table:table-cell table:number-columns-repeated="1020"/>
        </table:table-row>
        <table:table-row table:style-name="ro4" table:number-rows-repeated="15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Lancelot</text:p>
          </table:table-cell>
          <table:table-cell table:style-name="ce54" office:value-type="float" office:value="60">
            <text:p>60</text:p>
          </table:table-cell>
          <table:table-cell table:number-columns-repeated="2" office:value-type="string">
            <text:p>LNC25-04(1xERPPC+2xERLBL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Grigori</text:p>
          </table:table-cell>
          <table:table-cell table:style-name="ce54" office:value-type="float" office:value="60">
            <text:p>60</text:p>
          </table:table-cell>
          <table:table-cell/>
          <table:table-cell office:value-type="string">
            <text:p>C-GRG-O-P (LPPC+MRM20+LRM15+SSRM4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Bombardier</text:p>
          </table:table-cell>
          <table:table-cell table:style-name="ce54" office:value-type="float" office:value="65">
            <text:p>65</text:p>
          </table:table-cell>
          <table:table-cell office:value-type="string">
            <text:p>BMB-14C(2xALRM20+ERSBL)</text:p>
          </table:table-cell>
          <table:table-cell table:number-columns-repeated="1021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Shootist</text:p>
          </table:table-cell>
          <table:table-cell table:style-name="ce54" office:value-type="float" office:value="70">
            <text:p>70</text:p>
          </table:table-cell>
          <table:table-cell office:value-type="string">
            <text:p>ST-8C (1xAC20+1xERLBL+2xERMBL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Deva</text:p>
          </table:table-cell>
          <table:table-cell table:style-name="ce54" office:value-type="float" office:value="70">
            <text:p>70</text:p>
          </table:table-cell>
          <table:table-cell/>
          <table:table-cell office:value-type="string">
            <text:p>C-DVA-O-P(Gauss+3xLPPC)</text:p>
          </table:table-cell>
          <table:table-cell table:number-columns-repeated="1020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Flashman</text:p>
          </table:table-cell>
          <table:table-cell table:style-name="ce54" office:value-type="float" office:value="75">
            <text:p>75</text:p>
          </table:table-cell>
          <table:table-cell office:value-type="string">
            <text:p>FLS-9C(3xERLBL,5xERMBL)</text:p>
          </table:table-cell>
          <table:table-cell office:value-type="string">
            <text:p>FLS-9B(2xERLBL+2xERMBL+2xMPL+ERSBL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Thug</text:p>
          </table:table-cell>
          <table:table-cell table:style-name="ce54" office:value-type="float" office:value="80">
            <text:p>80</text:p>
          </table:table-cell>
          <table:table-cell table:number-columns-repeated="2" office:value-type="string">
            <text:p>THG-12E(2xERPPC+2xSRM6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Seraph</text:p>
          </table:table-cell>
          <table:table-cell table:style-name="ce54" office:value-type="float" office:value="85">
            <text:p>85</text:p>
          </table:table-cell>
          <table:table-cell/>
          <table:table-cell office:value-type="string">
            <text:p>C-SRP-O(UAC10+SNPPC+2xMML5+SSRM6)</text:p>
          </table:table-cell>
          <table:table-cell table:number-columns-repeated="1020"/>
        </table:table-row>
        <table:table-row table:style-name="ro4" table:number-rows-repeated="2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iking</text:p>
          </table:table-cell>
          <table:table-cell table:style-name="ce54" office:value-type="float" office:value="90">
            <text:p>90</text:p>
          </table:table-cell>
          <table:table-cell office:value-type="string">
            <text:p>VKG-2F (2xALRM20+2xALRM15+2xSBL+4xMG)</text:p>
          </table:table-cell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anquisher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VQR-2A(2xLGauss+2xERLBL+3xERMBL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/>
          <table:table-cell office:value-type="string">
            <text:p>VQR-2B(4xIAC5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King Crab</text:p>
          </table:table-cell>
          <table:table-cell table:style-name="ce54" office:value-type="float" office:value="100">
            <text:p>100</text:p>
          </table:table-cell>
          <table:table-cell office:value-type="string">
            <text:p>KGC-001(2xGauss+LRM15+LPL+2xSSRM2)</text:p>
          </table:table-cell>
          <table:table-cell office:value-type="string">
            <text:p>KGC-008(2xHPPC+2xAC2+2xERMBL+JJ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 office:value-type="string">
            <text:p>KGC-005 (2xLBX20+ERLBL+2xSSRM4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Archangel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C-ANG-O-P(1xHPPC+1xPlasmaRifle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Omega</text:p>
          </table:table-cell>
          <table:table-cell table:style-name="ce54" office:value-type="float" office:value="150">
            <text:p>150</text:p>
          </table:table-cell>
          <table:table-cell office:value-type="string">
            <text:p>SHP-X4 (3xGauss+2xLBX10)</text:p>
          </table:table-cell>
          <table:table-cell table:number-columns-repeated="1021"/>
        </table:table-row>
        <table:table-row table:style-name="ro4" table:number-rows-repeated="18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 table:number-rows-repeated="11">
          <table:table-cell table:style-name="ce27"/>
          <table:table-cell table:number-columns-repeated="1023"/>
        </table:table-row>
        <table:table-row table:style-name="ro4" table:number-rows-repeated="19">
          <table:table-cell table:number-columns-repeated="1024"/>
        </table:table-row>
        <table:table-row table:style-name="ro6">
          <table:table-cell office:value-type="string">
            <text:p>Zorya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6">
          <table:table-cell office:value-type="string">
            <text:p>Nacon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res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6">
          <table:table-cell office:value-type="string">
            <text:p>Enyo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6">
          <table:table-cell office:value-type="string">
            <text:p>Epona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Hachiman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Ku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Tyr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Ishtar</text:p>
          </table:table-cell>
          <table:table-cell office:value-type="float" office:value="65">
            <text:p>65</text:p>
          </table:table-cell>
          <table:table-cell table:number-columns-repeated="1022"/>
        </table:table-row>
        <table:table-row table:style-name="ro6">
          <table:table-cell office:value-type="string">
            <text:p>Oro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Huit</text:p>
          </table:table-cell>
          <table:table-cell office:value-type="float" office:value="85">
            <text:p>85</text:p>
          </table:table-cell>
          <table:table-cell table:number-columns-repeated="1022"/>
        </table:table-row>
        <table:table-row table:style-name="ro6">
          <table:table-cell office:value-type="string">
            <text:p>Morrigu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6">
          <table:table-cell office:value-type="string">
            <text:p>APC</text:p>
          </table:table-cell>
          <table:table-cell/>
          <table:table-cell office:value-type="string">
            <text:p>Svantovit (2xLRM5+2xSSRM2+2xMG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Artillery</text:p>
          </table:table-cell>
          <table:table-cell/>
          <table:table-cell office:value-type="string">
            <text:p>Huitzilopochtli (2xArrow+UAC5+2xMPL+2xMG+ERSBL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Transport VTOL</text:p>
          </table:table-cell>
          <table:table-cell/>
          <table:table-cell office:value-type="string">
            <text:p>Anhur</text:p>
          </table:table-cell>
          <table:table-cell table:number-columns-repeated="1021"/>
        </table:table-row>
        <table:table-row table:style-name="ro4" table:number-rows-repeated="5">
          <table:table-cell table:number-columns-repeated="1024"/>
        </table:table-row>
        <table:table-row table:style-name="ro6">
          <table:table-cell office:value-type="string">
            <text:p>Light Fighter</text:p>
          </table:table-cell>
          <table:table-cell/>
          <table:table-cell office:value-type="string">
            <text:p>Bashkir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Sulla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Heavy Fighter</text:p>
          </table:table-cell>
          <table:table-cell/>
          <table:table-cell office:value-type="string">
            <text:p>Jagatai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Assault Fighter</text:p>
          </table:table-cell>
          <table:table-cell/>
          <table:table-cell office:value-type="string">
            <text:p>Hydaspes</text:p>
          </table:table-cell>
          <table:table-cell table:number-columns-repeated="1021"/>
        </table:table-row>
        <table:table-row table:style-name="ro6" table:number-rows-repeated="1048347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1/01/2016</text:date>, <text:time>07:5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6-01-01T07:56:48.58</dc:date>
    <meta:editing-duration>P19DT2H8M57S</meta:editing-duration>
    <meta:editing-cycles>98</meta:editing-cycles>
    <meta:generator>OpenOffice.org/3.4$Win32 OpenOffice.org_project/340m1$Build-9590</meta:generator>
    <meta:document-statistic meta:table-count="3" meta:cell-count="1109" meta:object-count="0"/>
  </office:meta>
</office:document-meta>
</file>